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YADXm3pZ1HU 0&quot;" svg:font-family="'&quot;YADXm3pZ1HU 0&quot;'" style:font-pitch="variable"/>
    <style:font-face style:name="Arial1" svg:font-family="Arial" style:font-pitch="variable"/>
    <style:font-face style:name="Inconsolata" svg:font-family="Inconsolat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4.36cm"/>
    </style:style>
    <style:style style:name="co4" style:family="table-column">
      <style:table-column-properties fo:break-before="auto" style:column-width="3.037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62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3.505cm"/>
    </style:style>
    <style:style style:name="co9" style:family="table-column">
      <style:table-column-properties fo:break-before="auto" style:column-width="5.493cm"/>
    </style:style>
    <style:style style:name="co10" style:family="table-column">
      <style:table-column-properties fo:break-before="auto" style:column-width="4.214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Presentación_20_">
      <style:table-properties table:display="true" style:writing-mode="lr-tb"/>
    </style:style>
    <style:style style:name="ta2" style:family="table" style:master-page-name="PageStyle_5f_1930">
      <style:table-properties table:display="true" style:writing-mode="lr-tb"/>
    </style:style>
    <style:style style:name="ta3" style:family="table" style:master-page-name="PageStyle_5f_1934">
      <style:table-properties table:display="true" style:writing-mode="lr-tb"/>
    </style:style>
    <style:style style:name="ta4" style:family="table" style:master-page-name="PageStyle_5f_1938">
      <style:table-properties table:display="true" style:writing-mode="lr-tb"/>
    </style:style>
    <style:style style:name="ta5" style:family="table" style:master-page-name="PageStyle_5f_1950">
      <style:table-properties table:display="true" style:writing-mode="lr-tb"/>
    </style:style>
    <style:style style:name="ta6" style:family="table" style:master-page-name="PageStyle_5f_1954">
      <style:table-properties table:display="true" style:writing-mode="lr-tb"/>
    </style:style>
    <style:style style:name="ta7" style:family="table" style:master-page-name="PageStyle_5f_1958">
      <style:table-properties table:display="true" style:writing-mode="lr-tb"/>
    </style:style>
    <style:style style:name="ta8" style:family="table" style:master-page-name="PageStyle_5f_1962">
      <style:table-properties table:display="true" style:writing-mode="lr-tb"/>
    </style:style>
    <style:style style:name="ta9" style:family="table" style:master-page-name="PageStyle_5f_1966">
      <style:table-properties table:display="true" style:writing-mode="lr-tb"/>
    </style:style>
    <style:style style:name="ta10" style:family="table" style:master-page-name="PageStyle_5f_1970">
      <style:table-properties table:display="true" style:writing-mode="lr-tb"/>
    </style:style>
    <style:style style:name="ta11" style:family="table" style:master-page-name="PageStyle_5f_1978">
      <style:table-properties table:display="true" style:writing-mode="lr-tb"/>
    </style:style>
    <style:style style:name="ta12" style:family="table" style:master-page-name="PageStyle_5f_1974">
      <style:table-properties table:display="true" style:writing-mode="lr-tb"/>
    </style:style>
    <style:style style:name="ta13" style:family="table" style:master-page-name="PageStyle_5f_1982">
      <style:table-properties table:display="true" style:writing-mode="lr-tb"/>
    </style:style>
    <style:style style:name="ta14" style:family="table" style:master-page-name="PageStyle_5f_1986">
      <style:table-properties table:display="true" style:writing-mode="lr-tb"/>
    </style:style>
    <style:style style:name="ta15" style:family="table" style:master-page-name="PageStyle_5f_1990">
      <style:table-properties table:display="true" style:writing-mode="lr-tb"/>
    </style:style>
    <style:style style:name="ta16" style:family="table" style:master-page-name="PageStyle_5f_1994">
      <style:table-properties table:display="true" style:writing-mode="lr-tb"/>
    </style:style>
    <style:style style:name="ta17" style:family="table" style:master-page-name="PageStyle_5f_1998">
      <style:table-properties table:display="true" style:writing-mode="lr-tb"/>
    </style:style>
    <style:style style:name="ta18" style:family="table" style:master-page-name="PageStyle_5f_2002">
      <style:table-properties table:display="true" style:writing-mode="lr-tb"/>
    </style:style>
    <style:style style:name="ta19" style:family="table" style:master-page-name="PageStyle_5f_2006">
      <style:table-properties table:display="true" style:writing-mode="lr-tb"/>
    </style:style>
    <style:style style:name="ta20" style:family="table" style:master-page-name="PageStyle_5f_2010">
      <style:table-properties table:display="true" style:writing-mode="lr-tb"/>
    </style:style>
    <style:style style:name="ta21" style:family="table" style:master-page-name="PageStyle_5f_2014">
      <style:table-properties table:display="true" style:writing-mode="lr-tb"/>
    </style:style>
    <style:style style:name="ta22" style:family="table" style:master-page-name="PageStyle_5f_2018">
      <style:table-properties table:display="true" style:writing-mode="lr-tb"/>
    </style:style>
    <style:style style:name="ta23" style:family="table" style:master-page-name="PageStyle_5f_2022">
      <style:table-properties table:display="true" style:writing-mode="lr-tb"/>
    </style:style>
    <style:style style:name="ta24" style:family="table" style:master-page-name="PageStyle_5f_Resumen_20_fifa_20_word_20_cup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&quot;YADXm3pZ1HU 0&quot;" fo:font-size="11pt" fo:font-style="normal" fo:text-shadow="none" style:text-underline-style="none" fo:font-weight="normal" style:font-size-asian="11pt" style:font-style-asian="normal" style:font-weight-asian="normal" style:font-name-complex="&quot;YADXm3pZ1HU 0&quot;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&quot;YADXm3pZ1HU 0&quot;" fo:font-size="11pt" fo:font-style="normal" fo:text-shadow="none" style:text-underline-style="none" fo:font-weight="normal" style:font-size-asian="11pt" style:font-style-asian="normal" style:font-weight-asian="normal" style:font-name-complex="&quot;YADXm3pZ1HU 0&quot;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ffffff"/>
      <style:text-properties fo:color="#000000" style:text-outline="false" style:text-line-through-styl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esentación 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¿Que pais tiene mejor rendimiento en las copas del mundo 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Cristian Lepra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Data Analytic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Comisión 39879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/>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Comisión 39880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Comisión 39880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30" table:style-name="ta2" table:print="false">
        <office:forms form:automatic-focus="false" form:apply-design-mode="false"/>
        <table:table-column table:style-name="co1" table:number-columns-repeated="12" table:default-cell-style-name="Excel_20_Built-in_20_Normal"/>
        <table:table-column table:style-name="co2" table:default-cell-style-name="Excel_20_Built-in_20_Normal"/>
        <table:table-column table:style-name="co1" table:number-columns-repeated="1011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>
            <text:p>Uruguay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">
            <text:p>8</text:p>
          </table:table-cell>
          <table:table-cell table:style-name="ce7" table:formula="of:=divide([.J2];[.C2])" office:value-type="float" office:value="0">
            <text:p>#NOMBRE?</text:p>
          </table:table-cell>
          <table:table-cell table:style-name="ce7" table:formula="of:=divide([.G2];[.C2])" office:value-type="float" office:value="0">
            <text:p>#NOMBRE?</text:p>
          </table:table-cell>
          <table:table-cell table:style-name="ce7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string">
            <text:p>Argentin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">
            <text:p>18</text:p>
          </table:table-cell>
          <table:table-cell table:number-columns-repeated="2"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7" table:formula="of:=divide([.J3];[.C3])" office:value-type="float" office:value="0">
            <text:p>#NOMBRE?</text:p>
          </table:table-cell>
          <table:table-cell table:style-name="ce7" table:formula="of:=divide([.G3];[.C3])" office:value-type="float" office:value="0">
            <text:p>#NOMBRE?</text:p>
          </table:table-cell>
          <table:table-cell table:style-name="ce7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string">
            <text:p>United State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7" table:formula="of:=divide([.J4];[.C4])" office:value-type="float" office:value="0">
            <text:p>#NOMBRE?</text:p>
          </table:table-cell>
          <table:table-cell table:style-name="ce7" table:formula="of:=divide([.G4];[.C4])" office:value-type="float" office:value="0">
            <text:p>#NOMBRE?</text:p>
          </table:table-cell>
          <table:table-cell table:style-name="ce7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string">
            <text:p>Yugoslavi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7" table:formula="of:=divide([.J5];[.C5])" office:value-type="float" office:value="0">
            <text:p>#NOMBRE?</text:p>
          </table:table-cell>
          <table:table-cell table:style-name="ce7" table:formula="of:=divide([.G5];[.C5])" office:value-type="float" office:value="0">
            <text:p>#NOMBRE?</text:p>
          </table:table-cell>
          <table:table-cell table:style-name="ce7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string">
            <text:p>Chile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7" table:formula="of:=divide([.J6];[.C6])" office:value-type="float" office:value="0">
            <text:p>#NOMBRE?</text:p>
          </table:table-cell>
          <table:table-cell table:style-name="ce7" table:formula="of:=divide([.G6];[.C6])" office:value-type="float" office:value="0">
            <text:p>#NOMBRE?</text:p>
          </table:table-cell>
          <table:table-cell table:style-name="ce7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" office:value-type="string">
            <text:p>Brazil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7" table:formula="of:=divide([.J7];[.C7])" office:value-type="float" office:value="0">
            <text:p>#NOMBRE?</text:p>
          </table:table-cell>
          <table:table-cell table:style-name="ce7" table:formula="of:=divide([.G7];[.C7])" office:value-type="float" office:value="0">
            <text:p>#NOMBRE?</text:p>
          </table:table-cell>
          <table:table-cell table:style-name="ce7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" office:value-type="string">
            <text:p>France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7" table:formula="of:=divide([.J8];[.C8])" office:value-type="float" office:value="0">
            <text:p>#NOMBRE?</text:p>
          </table:table-cell>
          <table:table-cell table:style-name="ce7" table:formula="of:=divide([.G8];[.C8])" office:value-type="float" office:value="0">
            <text:p>#NOMBRE?</text:p>
          </table:table-cell>
          <table:table-cell table:style-name="ce7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4" office:value-type="string">
            <text:p>Romani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7" table:formula="of:=divide([.J9];[.C9])" office:value-type="float" office:value="0">
            <text:p>#NOMBRE?</text:p>
          </table:table-cell>
          <table:table-cell table:style-name="ce7" table:formula="of:=divide([.G9];[.C9])" office:value-type="float" office:value="0">
            <text:p>#NOMBRE?</text:p>
          </table:table-cell>
          <table:table-cell table:style-name="ce7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4" office:value-type="string">
            <text:p>Paraguay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7" table:formula="of:=divide([.J10];[.C10])" office:value-type="float" office:value="0">
            <text:p>#NOMBRE?</text:p>
          </table:table-cell>
          <table:table-cell table:style-name="ce7" table:formula="of:=divide([.G10];[.C10])" office:value-type="float" office:value="0">
            <text:p>#NOMBRE?</text:p>
          </table:table-cell>
          <table:table-cell table:style-name="ce7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4" office:value-type="string">
            <text:p>Peru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0">
            <text:p>0</text:p>
          </table:table-cell>
          <table:table-cell table:style-name="ce7" table:formula="of:=divide([.J11];[.C11])" office:value-type="float" office:value="0">
            <text:p>#NOMBRE?</text:p>
          </table:table-cell>
          <table:table-cell table:style-name="ce7" table:formula="of:=divide([.G11];[.C11])" office:value-type="float" office:value="0">
            <text:p>#NOMBRE?</text:p>
          </table:table-cell>
          <table:table-cell table:style-name="ce7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4" office:value-type="string">
            <text:p>Belgium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0">
            <text:p>0</text:p>
          </table:table-cell>
          <table:table-cell table:style-name="ce7" table:formula="of:=divide([.J12];[.C12])" office:value-type="float" office:value="0">
            <text:p>#NOMBRE?</text:p>
          </table:table-cell>
          <table:table-cell table:style-name="ce7" table:formula="of:=divide([.G12];[.C12])" office:value-type="float" office:value="0">
            <text:p>#NOMBRE?</text:p>
          </table:table-cell>
          <table:table-cell table:style-name="ce7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4" office:value-type="string">
            <text:p>Bolivia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-8">
            <text:p>-8</text:p>
          </table:table-cell>
          <table:table-cell table:style-name="ce4" office:value-type="float" office:value="0">
            <text:p>0</text:p>
          </table:table-cell>
          <table:table-cell table:style-name="ce7" table:formula="of:=divide([.J13];[.C13])" office:value-type="float" office:value="0">
            <text:p>#NOMBRE?</text:p>
          </table:table-cell>
          <table:table-cell table:style-name="ce7" table:formula="of:=divide([.G13];[.C13])" office:value-type="float" office:value="0">
            <text:p>#NOMBRE?</text:p>
          </table:table-cell>
          <table:table-cell table:style-name="ce7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4" office:value-type="string">
            <text:p>Mexico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-9">
            <text:p>-9</text:p>
          </table:table-cell>
          <table:table-cell table:style-name="ce4" office:value-type="float" office:value="0">
            <text:p>0</text:p>
          </table:table-cell>
          <table:table-cell table:style-name="ce7" table:formula="of:=divide([.J14];[.C14])" office:value-type="float" office:value="0">
            <text:p>#NOMBRE?</text:p>
          </table:table-cell>
          <table:table-cell table:style-name="ce7" table:formula="of:=divide([.G14];[.C14])" office:value-type="float" office:value="0">
            <text:p>#NOMBRE?</text:p>
          </table:table-cell>
          <table:table-cell table:style-name="ce7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34" table:style-name="ta3" table:print="false"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Italy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Czechoslovaki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Germany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Austri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Spain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Hungary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Switzerlan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Sweden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Argentina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France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Netherlands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Romania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Egypt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0">
            <text:p>0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Brazil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0">
            <text:p>0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Belgium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0">
            <text:p>0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United States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0">
            <text:p>0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38" table:style-name="ta4" table:print="false"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Italy</text:p>
          </table:table-cell>
          <table:table-cell table:number-columns-repeated="2" table:style-name="ce8" office:value-type="float" office:value="4">
            <text:p>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Hungary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Brazil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Swede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9">
            <text:p>9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Czechoslovakia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Switzerland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Cuba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3">
            <text:p>3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Franc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Romania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Germany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Poland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Norway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0">
            <text:p>0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Belgium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0">
            <text:p>0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Netherlands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0">
            <text:p>0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Dutch East Indies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0">
            <text:p>0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50" table:style-name="ta5" table:print="false"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Uruguay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7">
            <text:p>7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Brazil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9">
            <text:p>9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Sweden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5">
            <text:p>5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Spain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7">
            <text:p>7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Yugoslav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4">
            <text:p>4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Switzerland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Italy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England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Chil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United States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Paraguay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Mexico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0">
            <text:p>0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Bolivia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0">
            <text:p>0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54" table:style-name="ta6" table:print="false"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West Germany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Hungary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8">
            <text:p>8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Austria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Uruguay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Switzerland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Brazil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3">
            <text:p>3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England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Yugoslavia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Turkey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Italy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Franc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Belgium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Mexico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0">
            <text:p>0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Czechoslovakia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0">
            <text:p>0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Scotland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0">
            <text:p>0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South Korea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-16">
            <text:p>-16</text:p>
          </table:table-cell>
          <table:table-cell table:style-name="ce8" office:value-type="float" office:value="0">
            <text:p>0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58" table:style-name="ta7" table:print="false"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Brazil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1">
            <text:p>11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Sweden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France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">
            <text:p>15</text:p>
          </table:table-cell>
          <table:table-cell table:number-columns-repeated="2" table:style-name="ce8" office:value-type="float" office:value="8">
            <text:p>8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West Germany</text:p>
          </table:table-cell>
          <table:table-cell table:style-name="ce8" office:value-type="float" office:value="6">
            <text:p>6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6">
            <text:p>6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Wales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Soviet Union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">
            <text:p>5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Northern Ireland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5">
            <text:p>5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Yugoslavi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Czechoslovakia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3">
            <text:p>3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Hungary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England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Paraguay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Argentin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2">
            <text:p>2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Scotland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Austr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1">
            <text:p>1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Mexico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1">
            <text:p>1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62" table:style-name="ta8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Brazil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1">
            <text:p>11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Czechoslovakia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Chile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Yugoslavia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Hungary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5">
            <text:p>5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Soviet Union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West Germany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England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Italy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Argentina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Mexico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Spai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Uruguay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Colomb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1">
            <text:p>1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Bulgar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1">
            <text:p>1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Switzerland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0">
            <text:p>0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66" table:style-name="ta9" table:print="false"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England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1">
            <text:p>11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West Germany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9">
            <text:p>9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Portugal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Soviet Union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Argentin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Hungary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Uruguay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North Korea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Italy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Spai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Brazil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Mexico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Chil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Franc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Bulgaria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0">
            <text:p>0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Switzerland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0">
            <text:p>0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9"/>
          <table:table-cell table:number-columns-repeated="101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70" table:style-name="ta10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Brazil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12">
            <text:p>12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Italy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West Germany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0">
            <text:p>10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Uruguay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">
            <text:p>5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Soviet Union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Mexico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Peru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England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Sweden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Belgium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Roman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Israel*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Bulgaria**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Morocco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Czechoslovakia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0">
            <text:p>0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El Salvador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0">
            <text:p>0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78" table:style-name="ta1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Argentina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1">
            <text:p>11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Netherlands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Brazil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1">
            <text:p>11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Ital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Poland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West Germany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Austria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6">
            <text:p>6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Peru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5">
            <text:p>5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Tunisia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Spain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Scotland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Franc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Swede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Ir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1">
            <text:p>1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Hungary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0">
            <text:p>0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Mexico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74" table:style-name="ta1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West German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Netherlands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1">
            <text:p>11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Polan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Brazil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Sweden</text:p>
          </table:table-cell>
          <table:table-cell table:style-name="ce8" office:value-type="float" office:value="6">
            <text:p>6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East Germany</text:p>
          </table:table-cell>
          <table:table-cell table:style-name="ce8" office:value-type="float" office:value="6">
            <text:p>6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Yugoslavia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Argentina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Scotland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Italy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Chil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Bulgar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Uruguay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1">
            <text:p>1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Austral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1">
            <text:p>1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Haiti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0">
            <text:p>0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Zaire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0">
            <text:p>0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82" table:style-name="ta1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Ital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11">
            <text:p>11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West German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Poland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France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Brazil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England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Soviet Union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Austria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Northern Ireland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5">
            <text:p>5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Belgium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5">
            <text:p>5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Argentina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Spain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Alger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Hungary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12">
            <text:p>12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Scotland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Yugoslavia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4" office:value-type="string">
            <text:p>Cameroo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18];[.C18])" office:value-type="float" office:value="0">
            <text:p>#NOMBRE?</text:p>
          </table:table-cell>
          <table:table-cell table:style-name="ce9" table:formula="of:=divide([.G18];[.C18])" office:value-type="float" office:value="0">
            <text:p>#NOMBRE?</text:p>
          </table:table-cell>
          <table:table-cell table:style-name="ce9" table:formula="of:=divide([.H18];[.C1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4" office:value-type="string">
            <text:p>Honduras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19];[.C19])" office:value-type="float" office:value="0">
            <text:p>#NOMBRE?</text:p>
          </table:table-cell>
          <table:table-cell table:style-name="ce9" table:formula="of:=divide([.G19];[.C19])" office:value-type="float" office:value="0">
            <text:p>#NOMBRE?</text:p>
          </table:table-cell>
          <table:table-cell table:style-name="ce9" table:formula="of:=divide([.H19];[.C1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4" office:value-type="string">
            <text:p>Czechoslovak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9" table:formula="of:=divide([.J20];[.C20])" office:value-type="float" office:value="0">
            <text:p>#NOMBRE?</text:p>
          </table:table-cell>
          <table:table-cell table:style-name="ce9" table:formula="of:=divide([.G20];[.C20])" office:value-type="float" office:value="0">
            <text:p>#NOMBRE?</text:p>
          </table:table-cell>
          <table:table-cell table:style-name="ce9" table:formula="of:=divide([.H20];[.C2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4" office:value-type="string">
            <text:p>Peru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9" table:formula="of:=divide([.J21];[.C21])" office:value-type="float" office:value="0">
            <text:p>#NOMBRE?</text:p>
          </table:table-cell>
          <table:table-cell table:style-name="ce9" table:formula="of:=divide([.G21];[.C21])" office:value-type="float" office:value="0">
            <text:p>#NOMBRE?</text:p>
          </table:table-cell>
          <table:table-cell table:style-name="ce9" table:formula="of:=divide([.H21];[.C2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4" office:value-type="string">
            <text:p>Kuwait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9" table:formula="of:=divide([.J22];[.C22])" office:value-type="float" office:value="0">
            <text:p>#NOMBRE?</text:p>
          </table:table-cell>
          <table:table-cell table:style-name="ce9" table:formula="of:=divide([.G22];[.C22])" office:value-type="float" office:value="0">
            <text:p>#NOMBRE?</text:p>
          </table:table-cell>
          <table:table-cell table:style-name="ce9" table:formula="of:=divide([.H22];[.C2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4" office:value-type="string">
            <text:p>Chile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0">
            <text:p>0</text:p>
          </table:table-cell>
          <table:table-cell table:style-name="ce9" table:formula="of:=divide([.J23];[.C23])" office:value-type="float" office:value="0">
            <text:p>#NOMBRE?</text:p>
          </table:table-cell>
          <table:table-cell table:style-name="ce9" table:formula="of:=divide([.G23];[.C23])" office:value-type="float" office:value="0">
            <text:p>#NOMBRE?</text:p>
          </table:table-cell>
          <table:table-cell table:style-name="ce9" table:formula="of:=divide([.H23];[.C2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4" office:value-type="string">
            <text:p>New Zealand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style-name="ce9" table:formula="of:=divide([.J24];[.C24])" office:value-type="float" office:value="0">
            <text:p>#NOMBRE?</text:p>
          </table:table-cell>
          <table:table-cell table:style-name="ce9" table:formula="of:=divide([.G24];[.C24])" office:value-type="float" office:value="0">
            <text:p>#NOMBRE?</text:p>
          </table:table-cell>
          <table:table-cell table:style-name="ce9" table:formula="of:=divide([.H24];[.C2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4" office:value-type="string">
            <text:p>El Salvador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0">
            <text:p>0</text:p>
          </table:table-cell>
          <table:table-cell table:style-name="ce9" table:formula="of:=divide([.J25];[.C25])" office:value-type="float" office:value="0">
            <text:p>#NOMBRE?</text:p>
          </table:table-cell>
          <table:table-cell table:style-name="ce9" table:formula="of:=divide([.G25];[.C25])" office:value-type="float" office:value="0">
            <text:p>#NOMBRE?</text:p>
          </table:table-cell>
          <table:table-cell table:style-name="ce9" table:formula="of:=divide([.H25];[.C25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86" table:style-name="ta1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Argentina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3">
            <text:p>13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West German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France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2">
            <text:p>12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Belgium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6">
            <text:p>6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Brazil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9">
            <text:p>9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Mexico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Spain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7">
            <text:p>7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England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Denmark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Soviet Union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Morocco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Italy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Paraguay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Poland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3">
            <text:p>3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Bulgari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2">
            <text:p>2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Uruguay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2">
            <text:p>2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4" office:value-type="string">
            <text:p>Portugal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2">
            <text:p>2</text:p>
          </table:table-cell>
          <table:table-cell table:style-name="ce9" table:formula="of:=divide([.J18];[.C18])" office:value-type="float" office:value="0">
            <text:p>#NOMBRE?</text:p>
          </table:table-cell>
          <table:table-cell table:style-name="ce9" table:formula="of:=divide([.G18];[.C18])" office:value-type="float" office:value="0">
            <text:p>#NOMBRE?</text:p>
          </table:table-cell>
          <table:table-cell table:style-name="ce9" table:formula="of:=divide([.H18];[.C1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4" office:value-type="string">
            <text:p>Hungary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2">
            <text:p>2</text:p>
          </table:table-cell>
          <table:table-cell table:style-name="ce9" table:formula="of:=divide([.J19];[.C19])" office:value-type="float" office:value="0">
            <text:p>#NOMBRE?</text:p>
          </table:table-cell>
          <table:table-cell table:style-name="ce9" table:formula="of:=divide([.G19];[.C19])" office:value-type="float" office:value="0">
            <text:p>#NOMBRE?</text:p>
          </table:table-cell>
          <table:table-cell table:style-name="ce9" table:formula="of:=divide([.H19];[.C1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4" office:value-type="string">
            <text:p>Scotland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9" table:formula="of:=divide([.J20];[.C20])" office:value-type="float" office:value="0">
            <text:p>#NOMBRE?</text:p>
          </table:table-cell>
          <table:table-cell table:style-name="ce9" table:formula="of:=divide([.G20];[.C20])" office:value-type="float" office:value="0">
            <text:p>#NOMBRE?</text:p>
          </table:table-cell>
          <table:table-cell table:style-name="ce9" table:formula="of:=divide([.H20];[.C2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4" office:value-type="string">
            <text:p>South Kore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21];[.C21])" office:value-type="float" office:value="0">
            <text:p>#NOMBRE?</text:p>
          </table:table-cell>
          <table:table-cell table:style-name="ce9" table:formula="of:=divide([.G21];[.C21])" office:value-type="float" office:value="0">
            <text:p>#NOMBRE?</text:p>
          </table:table-cell>
          <table:table-cell table:style-name="ce9" table:formula="of:=divide([.H21];[.C2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4" office:value-type="string">
            <text:p>Northern Ireland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9" table:formula="of:=divide([.J22];[.C22])" office:value-type="float" office:value="0">
            <text:p>#NOMBRE?</text:p>
          </table:table-cell>
          <table:table-cell table:style-name="ce9" table:formula="of:=divide([.G22];[.C22])" office:value-type="float" office:value="0">
            <text:p>#NOMBRE?</text:p>
          </table:table-cell>
          <table:table-cell table:style-name="ce9" table:formula="of:=divide([.H22];[.C2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4" office:value-type="string">
            <text:p>Alger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9" table:formula="of:=divide([.J23];[.C23])" office:value-type="float" office:value="0">
            <text:p>#NOMBRE?</text:p>
          </table:table-cell>
          <table:table-cell table:style-name="ce9" table:formula="of:=divide([.G23];[.C23])" office:value-type="float" office:value="0">
            <text:p>#NOMBRE?</text:p>
          </table:table-cell>
          <table:table-cell table:style-name="ce9" table:formula="of:=divide([.H23];[.C2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4" office:value-type="string">
            <text:p>Iraq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0">
            <text:p>0</text:p>
          </table:table-cell>
          <table:table-cell table:style-name="ce9" table:formula="of:=divide([.J24];[.C24])" office:value-type="float" office:value="0">
            <text:p>#NOMBRE?</text:p>
          </table:table-cell>
          <table:table-cell table:style-name="ce9" table:formula="of:=divide([.G24];[.C24])" office:value-type="float" office:value="0">
            <text:p>#NOMBRE?</text:p>
          </table:table-cell>
          <table:table-cell table:style-name="ce9" table:formula="of:=divide([.H24];[.C2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4" office:value-type="string">
            <text:p>Canada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0">
            <text:p>0</text:p>
          </table:table-cell>
          <table:table-cell table:style-name="ce9" table:formula="of:=divide([.J25];[.C25])" office:value-type="float" office:value="0">
            <text:p>#NOMBRE?</text:p>
          </table:table-cell>
          <table:table-cell table:style-name="ce9" table:formula="of:=divide([.G25];[.C25])" office:value-type="float" office:value="0">
            <text:p>#NOMBRE?</text:p>
          </table:table-cell>
          <table:table-cell table:style-name="ce9" table:formula="of:=divide([.H25];[.C25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0" table:style-name="ta15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West German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">
            <text:p>12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Argentina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Ital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3">
            <text:p>13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England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9">
            <text:p>9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Yugoslavia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Czechoslovakia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Cameroon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6">
            <text:p>6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Republic of Ireland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Brazil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Spain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Belgium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Romani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Costa Ric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Colombia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Netherlands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Uruguay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4" office:value-type="string">
            <text:p>Soviet Unio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table:formula="of:=divide([.J18];[.C18])" office:value-type="float" office:value="0">
            <text:p>#NOMBRE?</text:p>
          </table:table-cell>
          <table:table-cell table:style-name="ce9" table:formula="of:=divide([.G18];[.C18])" office:value-type="float" office:value="0">
            <text:p>#NOMBRE?</text:p>
          </table:table-cell>
          <table:table-cell table:style-name="ce9" table:formula="of:=divide([.H18];[.C1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4" office:value-type="string">
            <text:p>Austr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19];[.C19])" office:value-type="float" office:value="0">
            <text:p>#NOMBRE?</text:p>
          </table:table-cell>
          <table:table-cell table:style-name="ce9" table:formula="of:=divide([.G19];[.C19])" office:value-type="float" office:value="0">
            <text:p>#NOMBRE?</text:p>
          </table:table-cell>
          <table:table-cell table:style-name="ce9" table:formula="of:=divide([.H19];[.C1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4" office:value-type="string">
            <text:p>Scotland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20];[.C20])" office:value-type="float" office:value="0">
            <text:p>#NOMBRE?</text:p>
          </table:table-cell>
          <table:table-cell table:style-name="ce9" table:formula="of:=divide([.G20];[.C20])" office:value-type="float" office:value="0">
            <text:p>#NOMBRE?</text:p>
          </table:table-cell>
          <table:table-cell table:style-name="ce9" table:formula="of:=divide([.H20];[.C2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4" office:value-type="string">
            <text:p>Egypt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21];[.C21])" office:value-type="float" office:value="0">
            <text:p>#NOMBRE?</text:p>
          </table:table-cell>
          <table:table-cell table:style-name="ce9" table:formula="of:=divide([.G21];[.C21])" office:value-type="float" office:value="0">
            <text:p>#NOMBRE?</text:p>
          </table:table-cell>
          <table:table-cell table:style-name="ce9" table:formula="of:=divide([.H21];[.C2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4" office:value-type="string">
            <text:p>Sweden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0">
            <text:p>0</text:p>
          </table:table-cell>
          <table:table-cell table:style-name="ce9" table:formula="of:=divide([.J22];[.C22])" office:value-type="float" office:value="0">
            <text:p>#NOMBRE?</text:p>
          </table:table-cell>
          <table:table-cell table:style-name="ce9" table:formula="of:=divide([.G22];[.C22])" office:value-type="float" office:value="0">
            <text:p>#NOMBRE?</text:p>
          </table:table-cell>
          <table:table-cell table:style-name="ce9" table:formula="of:=divide([.H22];[.C2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4" office:value-type="string">
            <text:p>South Korea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0">
            <text:p>0</text:p>
          </table:table-cell>
          <table:table-cell table:style-name="ce9" table:formula="of:=divide([.J23];[.C23])" office:value-type="float" office:value="0">
            <text:p>#NOMBRE?</text:p>
          </table:table-cell>
          <table:table-cell table:style-name="ce9" table:formula="of:=divide([.G23];[.C23])" office:value-type="float" office:value="0">
            <text:p>#NOMBRE?</text:p>
          </table:table-cell>
          <table:table-cell table:style-name="ce9" table:formula="of:=divide([.H23];[.C2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4" office:value-type="string">
            <text:p>United States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0">
            <text:p>0</text:p>
          </table:table-cell>
          <table:table-cell table:style-name="ce9" table:formula="of:=divide([.J24];[.C24])" office:value-type="float" office:value="0">
            <text:p>#NOMBRE?</text:p>
          </table:table-cell>
          <table:table-cell table:style-name="ce9" table:formula="of:=divide([.G24];[.C24])" office:value-type="float" office:value="0">
            <text:p>#NOMBRE?</text:p>
          </table:table-cell>
          <table:table-cell table:style-name="ce9" table:formula="of:=divide([.H24];[.C2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4" office:value-type="string">
            <text:p>United Arab Emirates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0">
            <text:p>0</text:p>
          </table:table-cell>
          <table:table-cell table:style-name="ce9" table:formula="of:=divide([.J25];[.C25])" office:value-type="float" office:value="0">
            <text:p>#NOMBRE?</text:p>
          </table:table-cell>
          <table:table-cell table:style-name="ce9" table:formula="of:=divide([.G25];[.C25])" office:value-type="float" office:value="0">
            <text:p>#NOMBRE?</text:p>
          </table:table-cell>
          <table:table-cell table:style-name="ce9" table:formula="of:=divide([.H25];[.C25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4" table:style-name="ta16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Brazil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7">
            <text:p>17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Ital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4">
            <text:p>14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Sweden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2">
            <text:p>12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Bulgaria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0">
            <text:p>10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Germany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Romania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Netherlands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9">
            <text:p>9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Spain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Nigeri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Argentin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Belgium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Saudi Arabi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6">
            <text:p>6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Mexico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United States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Switzerland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Republic of Ireland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4" office:value-type="string">
            <text:p>Norway</text:p>
          </table:table-cell>
          <table:table-cell table:style-name="ce8" office:value-type="float" office:value="3">
            <text:p>3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18];[.C18])" office:value-type="float" office:value="0">
            <text:p>#NOMBRE?</text:p>
          </table:table-cell>
          <table:table-cell table:style-name="ce9" table:formula="of:=divide([.G18];[.C18])" office:value-type="float" office:value="0">
            <text:p>#NOMBRE?</text:p>
          </table:table-cell>
          <table:table-cell table:style-name="ce9" table:formula="of:=divide([.H18];[.C1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4" office:value-type="string">
            <text:p>Russ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9" table:formula="of:=divide([.J19];[.C19])" office:value-type="float" office:value="0">
            <text:p>#NOMBRE?</text:p>
          </table:table-cell>
          <table:table-cell table:style-name="ce9" table:formula="of:=divide([.G19];[.C19])" office:value-type="float" office:value="0">
            <text:p>#NOMBRE?</text:p>
          </table:table-cell>
          <table:table-cell table:style-name="ce9" table:formula="of:=divide([.H19];[.C1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4" office:value-type="string">
            <text:p>Colomb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9" table:formula="of:=divide([.J20];[.C20])" office:value-type="float" office:value="0">
            <text:p>#NOMBRE?</text:p>
          </table:table-cell>
          <table:table-cell table:style-name="ce9" table:formula="of:=divide([.G20];[.C20])" office:value-type="float" office:value="0">
            <text:p>#NOMBRE?</text:p>
          </table:table-cell>
          <table:table-cell table:style-name="ce9" table:formula="of:=divide([.H20];[.C2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4" office:value-type="string">
            <text:p>South Kore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21];[.C21])" office:value-type="float" office:value="0">
            <text:p>#NOMBRE?</text:p>
          </table:table-cell>
          <table:table-cell table:style-name="ce9" table:formula="of:=divide([.G21];[.C21])" office:value-type="float" office:value="0">
            <text:p>#NOMBRE?</text:p>
          </table:table-cell>
          <table:table-cell table:style-name="ce9" table:formula="of:=divide([.H21];[.C2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4" office:value-type="string">
            <text:p>Boliv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22];[.C22])" office:value-type="float" office:value="0">
            <text:p>#NOMBRE?</text:p>
          </table:table-cell>
          <table:table-cell table:style-name="ce9" table:formula="of:=divide([.G22];[.C22])" office:value-type="float" office:value="0">
            <text:p>#NOMBRE?</text:p>
          </table:table-cell>
          <table:table-cell table:style-name="ce9" table:formula="of:=divide([.H22];[.C2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4" office:value-type="string">
            <text:p>Cameroo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1">
            <text:p>1</text:p>
          </table:table-cell>
          <table:table-cell table:style-name="ce9" table:formula="of:=divide([.J23];[.C23])" office:value-type="float" office:value="0">
            <text:p>#NOMBRE?</text:p>
          </table:table-cell>
          <table:table-cell table:style-name="ce9" table:formula="of:=divide([.G23];[.C23])" office:value-type="float" office:value="0">
            <text:p>#NOMBRE?</text:p>
          </table:table-cell>
          <table:table-cell table:style-name="ce9" table:formula="of:=divide([.H23];[.C2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4" office:value-type="string">
            <text:p>Morocco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0">
            <text:p>0</text:p>
          </table:table-cell>
          <table:table-cell table:style-name="ce9" table:formula="of:=divide([.J24];[.C24])" office:value-type="float" office:value="0">
            <text:p>#NOMBRE?</text:p>
          </table:table-cell>
          <table:table-cell table:style-name="ce9" table:formula="of:=divide([.G24];[.C24])" office:value-type="float" office:value="0">
            <text:p>#NOMBRE?</text:p>
          </table:table-cell>
          <table:table-cell table:style-name="ce9" table:formula="of:=divide([.H24];[.C2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4" office:value-type="string">
            <text:p>Greece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style-name="ce9" table:formula="of:=divide([.J25];[.C25])" office:value-type="float" office:value="0">
            <text:p>#NOMBRE?</text:p>
          </table:table-cell>
          <table:table-cell table:style-name="ce9" table:formula="of:=divide([.G25];[.C25])" office:value-type="float" office:value="0">
            <text:p>#NOMBRE?</text:p>
          </table:table-cell>
          <table:table-cell table:style-name="ce9" table:formula="of:=divide([.H25];[.C25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8" table:style-name="ta17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France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9">
            <text:p>19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Brazil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3">
            <text:p>13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Croatia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5">
            <text:p>15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Netherlands</text:p>
          </table:table-cell>
          <table:table-cell table:style-name="ce8" office:value-type="float" office:value="7">
            <text:p>7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2">
            <text:p>12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Italy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1">
            <text:p>11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Argentina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Germany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Denmark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England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FR Yugoslavi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Romani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Nigeri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6">
            <text:p>6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Mexico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Paraguay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Norway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Chile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4" office:value-type="string">
            <text:p>Spain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number-columns-repeated="3" table:style-name="ce8" office:value-type="float" office:value="4">
            <text:p>4</text:p>
          </table:table-cell>
          <table:table-cell table:style-name="ce9" table:formula="of:=divide([.J18];[.C18])" office:value-type="float" office:value="0">
            <text:p>#NOMBRE?</text:p>
          </table:table-cell>
          <table:table-cell table:style-name="ce9" table:formula="of:=divide([.G18];[.C18])" office:value-type="float" office:value="0">
            <text:p>#NOMBRE?</text:p>
          </table:table-cell>
          <table:table-cell table:style-name="ce9" table:formula="of:=divide([.H18];[.C1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4" office:value-type="string">
            <text:p>Morocco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19];[.C19])" office:value-type="float" office:value="0">
            <text:p>#NOMBRE?</text:p>
          </table:table-cell>
          <table:table-cell table:style-name="ce9" table:formula="of:=divide([.G19];[.C19])" office:value-type="float" office:value="0">
            <text:p>#NOMBRE?</text:p>
          </table:table-cell>
          <table:table-cell table:style-name="ce9" table:formula="of:=divide([.H19];[.C1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4" office:value-type="string">
            <text:p>Belgium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20];[.C20])" office:value-type="float" office:value="0">
            <text:p>#NOMBRE?</text:p>
          </table:table-cell>
          <table:table-cell table:style-name="ce9" table:formula="of:=divide([.G20];[.C20])" office:value-type="float" office:value="0">
            <text:p>#NOMBRE?</text:p>
          </table:table-cell>
          <table:table-cell table:style-name="ce9" table:formula="of:=divide([.H20];[.C2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4" office:value-type="string">
            <text:p>Ir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9" table:formula="of:=divide([.J21];[.C21])" office:value-type="float" office:value="0">
            <text:p>#NOMBRE?</text:p>
          </table:table-cell>
          <table:table-cell table:style-name="ce9" table:formula="of:=divide([.G21];[.C21])" office:value-type="float" office:value="0">
            <text:p>#NOMBRE?</text:p>
          </table:table-cell>
          <table:table-cell table:style-name="ce9" table:formula="of:=divide([.H21];[.C2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4" office:value-type="string">
            <text:p>Colomb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9" table:formula="of:=divide([.J22];[.C22])" office:value-type="float" office:value="0">
            <text:p>#NOMBRE?</text:p>
          </table:table-cell>
          <table:table-cell table:style-name="ce9" table:formula="of:=divide([.G22];[.C22])" office:value-type="float" office:value="0">
            <text:p>#NOMBRE?</text:p>
          </table:table-cell>
          <table:table-cell table:style-name="ce9" table:formula="of:=divide([.H22];[.C2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4" office:value-type="string">
            <text:p>Jamaic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3">
            <text:p>3</text:p>
          </table:table-cell>
          <table:table-cell table:style-name="ce9" table:formula="of:=divide([.J23];[.C23])" office:value-type="float" office:value="0">
            <text:p>#NOMBRE?</text:p>
          </table:table-cell>
          <table:table-cell table:style-name="ce9" table:formula="of:=divide([.G23];[.C23])" office:value-type="float" office:value="0">
            <text:p>#NOMBRE?</text:p>
          </table:table-cell>
          <table:table-cell table:style-name="ce9" table:formula="of:=divide([.H23];[.C2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4" office:value-type="string">
            <text:p>Austr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24];[.C24])" office:value-type="float" office:value="0">
            <text:p>#NOMBRE?</text:p>
          </table:table-cell>
          <table:table-cell table:style-name="ce9" table:formula="of:=divide([.G24];[.C24])" office:value-type="float" office:value="0">
            <text:p>#NOMBRE?</text:p>
          </table:table-cell>
          <table:table-cell table:style-name="ce9" table:formula="of:=divide([.H24];[.C2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4" office:value-type="string">
            <text:p>South Afric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9" table:formula="of:=divide([.J25];[.C25])" office:value-type="float" office:value="0">
            <text:p>#NOMBRE?</text:p>
          </table:table-cell>
          <table:table-cell table:style-name="ce9" table:formula="of:=divide([.G25];[.C25])" office:value-type="float" office:value="0">
            <text:p>#NOMBRE?</text:p>
          </table:table-cell>
          <table:table-cell table:style-name="ce9" table:formula="of:=divide([.H25];[.C2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4" office:value-type="string">
            <text:p>Cameroo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2">
            <text:p>2</text:p>
          </table:table-cell>
          <table:table-cell table:style-name="ce9" table:formula="of:=divide([.J26];[.C26])" office:value-type="float" office:value="0">
            <text:p>#NOMBRE?</text:p>
          </table:table-cell>
          <table:table-cell table:style-name="ce9" table:formula="of:=divide([.G26];[.C26])" office:value-type="float" office:value="0">
            <text:p>#NOMBRE?</text:p>
          </table:table-cell>
          <table:table-cell table:style-name="ce9" table:formula="of:=divide([.H26];[.C2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4" office:value-type="string">
            <text:p>Tunis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27];[.C27])" office:value-type="float" office:value="0">
            <text:p>#NOMBRE?</text:p>
          </table:table-cell>
          <table:table-cell table:style-name="ce9" table:formula="of:=divide([.G27];[.C27])" office:value-type="float" office:value="0">
            <text:p>#NOMBRE?</text:p>
          </table:table-cell>
          <table:table-cell table:style-name="ce9" table:formula="of:=divide([.H27];[.C2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4" office:value-type="string">
            <text:p>Scotland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9" table:formula="of:=divide([.J28];[.C28])" office:value-type="float" office:value="0">
            <text:p>#NOMBRE?</text:p>
          </table:table-cell>
          <table:table-cell table:style-name="ce9" table:formula="of:=divide([.G28];[.C28])" office:value-type="float" office:value="0">
            <text:p>#NOMBRE?</text:p>
          </table:table-cell>
          <table:table-cell table:style-name="ce9" table:formula="of:=divide([.H28];[.C2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4" office:value-type="string">
            <text:p>Saudi Arab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1">
            <text:p>1</text:p>
          </table:table-cell>
          <table:table-cell table:style-name="ce9" table:formula="of:=divide([.J29];[.C29])" office:value-type="float" office:value="0">
            <text:p>#NOMBRE?</text:p>
          </table:table-cell>
          <table:table-cell table:style-name="ce9" table:formula="of:=divide([.G29];[.C29])" office:value-type="float" office:value="0">
            <text:p>#NOMBRE?</text:p>
          </table:table-cell>
          <table:table-cell table:style-name="ce9" table:formula="of:=divide([.H29];[.C2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9">
            <text:p>29</text:p>
          </table:table-cell>
          <table:table-cell table:style-name="ce4" office:value-type="string">
            <text:p>Bulgar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1">
            <text:p>1</text:p>
          </table:table-cell>
          <table:table-cell table:style-name="ce9" table:formula="of:=divide([.J30];[.C30])" office:value-type="float" office:value="0">
            <text:p>#NOMBRE?</text:p>
          </table:table-cell>
          <table:table-cell table:style-name="ce9" table:formula="of:=divide([.G30];[.C30])" office:value-type="float" office:value="0">
            <text:p>#NOMBRE?</text:p>
          </table:table-cell>
          <table:table-cell table:style-name="ce9" table:formula="of:=divide([.H30];[.C3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0">
            <text:p>30</text:p>
          </table:table-cell>
          <table:table-cell table:style-name="ce4" office:value-type="string">
            <text:p>South Kore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1">
            <text:p>1</text:p>
          </table:table-cell>
          <table:table-cell table:style-name="ce9" table:formula="of:=divide([.J31];[.C31])" office:value-type="float" office:value="0">
            <text:p>#NOMBRE?</text:p>
          </table:table-cell>
          <table:table-cell table:style-name="ce9" table:formula="of:=divide([.G31];[.C31])" office:value-type="float" office:value="0">
            <text:p>#NOMBRE?</text:p>
          </table:table-cell>
          <table:table-cell table:style-name="ce9" table:formula="of:=divide([.H31];[.C3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1">
            <text:p>31</text:p>
          </table:table-cell>
          <table:table-cell table:style-name="ce4" office:value-type="string">
            <text:p>Japan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0">
            <text:p>0</text:p>
          </table:table-cell>
          <table:table-cell table:style-name="ce9" table:formula="of:=divide([.J32];[.C32])" office:value-type="float" office:value="0">
            <text:p>#NOMBRE?</text:p>
          </table:table-cell>
          <table:table-cell table:style-name="ce9" table:formula="of:=divide([.G32];[.C32])" office:value-type="float" office:value="0">
            <text:p>#NOMBRE?</text:p>
          </table:table-cell>
          <table:table-cell table:style-name="ce9" table:formula="of:=divide([.H32];[.C3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2">
            <text:p>32</text:p>
          </table:table-cell>
          <table:table-cell table:style-name="ce4" office:value-type="string">
            <text:p>United States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0">
            <text:p>0</text:p>
          </table:table-cell>
          <table:table-cell table:style-name="ce9" table:formula="of:=divide([.J33];[.C33])" office:value-type="float" office:value="0">
            <text:p>#NOMBRE?</text:p>
          </table:table-cell>
          <table:table-cell table:style-name="ce9" table:formula="of:=divide([.G33];[.C33])" office:value-type="float" office:value="0">
            <text:p>#NOMBRE?</text:p>
          </table:table-cell>
          <table:table-cell table:style-name="ce9" table:formula="of:=divide([.H33];[.C33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2" table:style-name="ta18" table:print="false">
        <office:forms form:automatic-focus="false" form:apply-design-mode="false"/>
        <table:table-column table:style-name="co1" table:number-columns-repeated="10" table:default-cell-style-name="Excel_20_Built-in_20_Normal"/>
        <table:table-column table:style-name="co3" table:default-cell-style-name="Excel_20_Built-in_20_Normal"/>
        <table:table-column table:style-name="co1" table:number-columns-repeated="1013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Brazil</text:p>
          </table:table-cell>
          <table:table-cell table:number-columns-repeated="2" table:style-name="ce8" office:value-type="float" office:value="7">
            <text:p>7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1">
            <text:p>21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German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6">
            <text:p>16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Turke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3">
            <text:p>13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South Korea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1">
            <text:p>11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Spain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11">
            <text:p>11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England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Senegal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United States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Japan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Denmark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Mexico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Republic of Ireland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Sweden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Belgium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">
            <text:p>5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Italy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Paraguay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4" office:value-type="string">
            <text:p>South Africa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18];[.C18])" office:value-type="float" office:value="0">
            <text:p>#NOMBRE?</text:p>
          </table:table-cell>
          <table:table-cell table:style-name="ce9" table:formula="of:=divide([.G18];[.C18])" office:value-type="float" office:value="0">
            <text:p>#NOMBRE?</text:p>
          </table:table-cell>
          <table:table-cell table:style-name="ce9" table:formula="of:=divide([.H18];[.C1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4" office:value-type="string">
            <text:p>Argentina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19];[.C19])" office:value-type="float" office:value="0">
            <text:p>#NOMBRE?</text:p>
          </table:table-cell>
          <table:table-cell table:style-name="ce9" table:formula="of:=divide([.G19];[.C19])" office:value-type="float" office:value="0">
            <text:p>#NOMBRE?</text:p>
          </table:table-cell>
          <table:table-cell table:style-name="ce9" table:formula="of:=divide([.H19];[.C1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4" office:value-type="string">
            <text:p>Costa Rica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9" table:formula="of:=divide([.J20];[.C20])" office:value-type="float" office:value="0">
            <text:p>#NOMBRE?</text:p>
          </table:table-cell>
          <table:table-cell table:style-name="ce9" table:formula="of:=divide([.G20];[.C20])" office:value-type="float" office:value="0">
            <text:p>#NOMBRE?</text:p>
          </table:table-cell>
          <table:table-cell table:style-name="ce9" table:formula="of:=divide([.H20];[.C2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4" office:value-type="string">
            <text:p>Cameroon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9" table:formula="of:=divide([.J21];[.C21])" office:value-type="float" office:value="0">
            <text:p>#NOMBRE?</text:p>
          </table:table-cell>
          <table:table-cell table:style-name="ce9" table:formula="of:=divide([.G21];[.C21])" office:value-type="float" office:value="0">
            <text:p>#NOMBRE?</text:p>
          </table:table-cell>
          <table:table-cell table:style-name="ce9" table:formula="of:=divide([.H21];[.C2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4" office:value-type="string">
            <text:p>Portugal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9" table:formula="of:=divide([.J22];[.C22])" office:value-type="float" office:value="0">
            <text:p>#NOMBRE?</text:p>
          </table:table-cell>
          <table:table-cell table:style-name="ce9" table:formula="of:=divide([.G22];[.C22])" office:value-type="float" office:value="0">
            <text:p>#NOMBRE?</text:p>
          </table:table-cell>
          <table:table-cell table:style-name="ce9" table:formula="of:=divide([.H22];[.C2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4" office:value-type="string">
            <text:p>Russ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23];[.C23])" office:value-type="float" office:value="0">
            <text:p>#NOMBRE?</text:p>
          </table:table-cell>
          <table:table-cell table:style-name="ce9" table:formula="of:=divide([.G23];[.C23])" office:value-type="float" office:value="0">
            <text:p>#NOMBRE?</text:p>
          </table:table-cell>
          <table:table-cell table:style-name="ce9" table:formula="of:=divide([.H23];[.C2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4" office:value-type="string">
            <text:p>Croat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9" table:formula="of:=divide([.J24];[.C24])" office:value-type="float" office:value="0">
            <text:p>#NOMBRE?</text:p>
          </table:table-cell>
          <table:table-cell table:style-name="ce9" table:formula="of:=divide([.G24];[.C24])" office:value-type="float" office:value="0">
            <text:p>#NOMBRE?</text:p>
          </table:table-cell>
          <table:table-cell table:style-name="ce9" table:formula="of:=divide([.H24];[.C2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4" office:value-type="string">
            <text:p>Ecuador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9" table:formula="of:=divide([.J25];[.C25])" office:value-type="float" office:value="0">
            <text:p>#NOMBRE?</text:p>
          </table:table-cell>
          <table:table-cell table:style-name="ce9" table:formula="of:=divide([.G25];[.C25])" office:value-type="float" office:value="0">
            <text:p>#NOMBRE?</text:p>
          </table:table-cell>
          <table:table-cell table:style-name="ce9" table:formula="of:=divide([.H25];[.C2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4" office:value-type="string">
            <text:p>Poland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3">
            <text:p>3</text:p>
          </table:table-cell>
          <table:table-cell table:style-name="ce9" table:formula="of:=divide([.J26];[.C26])" office:value-type="float" office:value="0">
            <text:p>#NOMBRE?</text:p>
          </table:table-cell>
          <table:table-cell table:style-name="ce9" table:formula="of:=divide([.G26];[.C26])" office:value-type="float" office:value="0">
            <text:p>#NOMBRE?</text:p>
          </table:table-cell>
          <table:table-cell table:style-name="ce9" table:formula="of:=divide([.H26];[.C2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4" office:value-type="string">
            <text:p>Uruguay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27];[.C27])" office:value-type="float" office:value="0">
            <text:p>#NOMBRE?</text:p>
          </table:table-cell>
          <table:table-cell table:style-name="ce9" table:formula="of:=divide([.G27];[.C27])" office:value-type="float" office:value="0">
            <text:p>#NOMBRE?</text:p>
          </table:table-cell>
          <table:table-cell table:style-name="ce9" table:formula="of:=divide([.H27];[.C2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4" office:value-type="string">
            <text:p>Niger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9" table:formula="of:=divide([.J28];[.C28])" office:value-type="float" office:value="0">
            <text:p>#NOMBRE?</text:p>
          </table:table-cell>
          <table:table-cell table:style-name="ce9" table:formula="of:=divide([.G28];[.C28])" office:value-type="float" office:value="0">
            <text:p>#NOMBRE?</text:p>
          </table:table-cell>
          <table:table-cell table:style-name="ce9" table:formula="of:=divide([.H28];[.C2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4" office:value-type="string">
            <text:p>Franc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29];[.C29])" office:value-type="float" office:value="0">
            <text:p>#NOMBRE?</text:p>
          </table:table-cell>
          <table:table-cell table:style-name="ce9" table:formula="of:=divide([.G29];[.C29])" office:value-type="float" office:value="0">
            <text:p>#NOMBRE?</text:p>
          </table:table-cell>
          <table:table-cell table:style-name="ce9" table:formula="of:=divide([.H29];[.C2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9">
            <text:p>29</text:p>
          </table:table-cell>
          <table:table-cell table:style-name="ce4" office:value-type="string">
            <text:p>Tunis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9" table:formula="of:=divide([.J30];[.C30])" office:value-type="float" office:value="0">
            <text:p>#NOMBRE?</text:p>
          </table:table-cell>
          <table:table-cell table:style-name="ce9" table:formula="of:=divide([.G30];[.C30])" office:value-type="float" office:value="0">
            <text:p>#NOMBRE?</text:p>
          </table:table-cell>
          <table:table-cell table:style-name="ce9" table:formula="of:=divide([.H30];[.C3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0">
            <text:p>30</text:p>
          </table:table-cell>
          <table:table-cell table:style-name="ce4" office:value-type="string">
            <text:p>Slovenia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0">
            <text:p>0</text:p>
          </table:table-cell>
          <table:table-cell table:style-name="ce9" table:formula="of:=divide([.J31];[.C31])" office:value-type="float" office:value="0">
            <text:p>#NOMBRE?</text:p>
          </table:table-cell>
          <table:table-cell table:style-name="ce9" table:formula="of:=divide([.G31];[.C31])" office:value-type="float" office:value="0">
            <text:p>#NOMBRE?</text:p>
          </table:table-cell>
          <table:table-cell table:style-name="ce9" table:formula="of:=divide([.H31];[.C3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1">
            <text:p>31</text:p>
          </table:table-cell>
          <table:table-cell table:style-name="ce4" office:value-type="string">
            <text:p>China PR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0">
            <text:p>0</text:p>
          </table:table-cell>
          <table:table-cell table:style-name="ce9" table:formula="of:=divide([.J32];[.C32])" office:value-type="float" office:value="0">
            <text:p>#NOMBRE?</text:p>
          </table:table-cell>
          <table:table-cell table:style-name="ce9" table:formula="of:=divide([.G32];[.C32])" office:value-type="float" office:value="0">
            <text:p>#NOMBRE?</text:p>
          </table:table-cell>
          <table:table-cell table:style-name="ce9" table:formula="of:=divide([.H32];[.C3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2">
            <text:p>32</text:p>
          </table:table-cell>
          <table:table-cell table:style-name="ce4" office:value-type="string">
            <text:p>Saudi Arabia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2">
            <text:p>-12</text:p>
          </table:table-cell>
          <table:table-cell table:style-name="ce8" office:value-type="float" office:value="0">
            <text:p>0</text:p>
          </table:table-cell>
          <table:table-cell table:style-name="ce9" table:formula="of:=divide([.J33];[.C33])" office:value-type="float" office:value="0">
            <text:p>#NOMBRE?</text:p>
          </table:table-cell>
          <table:table-cell table:style-name="ce9" table:formula="of:=divide([.G33];[.C33])" office:value-type="float" office:value="0">
            <text:p>#NOMBRE?</text:p>
          </table:table-cell>
          <table:table-cell table:style-name="ce9" table:formula="of:=divide([.H33];[.C33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6" table:style-name="ta19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Ital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7">
            <text:p>17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France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5">
            <text:p>15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German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6">
            <text:p>16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Portugal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3">
            <text:p>13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Brazil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Argentina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1">
            <text:p>11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England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Ukraine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7">
            <text:p>7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Spain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Switzerland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Netherlands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Ecuador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Ghan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6">
            <text:p>6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Sweden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">
            <text:p>5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Mexico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Australia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4" office:value-type="string">
            <text:p>South Korea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9" table:formula="of:=divide([.J18];[.C18])" office:value-type="float" office:value="0">
            <text:p>#NOMBRE?</text:p>
          </table:table-cell>
          <table:table-cell table:style-name="ce9" table:formula="of:=divide([.G18];[.C18])" office:value-type="float" office:value="0">
            <text:p>#NOMBRE?</text:p>
          </table:table-cell>
          <table:table-cell table:style-name="ce9" table:formula="of:=divide([.H18];[.C1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4" office:value-type="string">
            <text:p>Paraguay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19];[.C19])" office:value-type="float" office:value="0">
            <text:p>#NOMBRE?</text:p>
          </table:table-cell>
          <table:table-cell table:style-name="ce9" table:formula="of:=divide([.G19];[.C19])" office:value-type="float" office:value="0">
            <text:p>#NOMBRE?</text:p>
          </table:table-cell>
          <table:table-cell table:style-name="ce9" table:formula="of:=divide([.H19];[.C1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4" office:value-type="string">
            <text:p>Ivory Coast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9" table:formula="of:=divide([.J20];[.C20])" office:value-type="float" office:value="0">
            <text:p>#NOMBRE?</text:p>
          </table:table-cell>
          <table:table-cell table:style-name="ce9" table:formula="of:=divide([.G20];[.C20])" office:value-type="float" office:value="0">
            <text:p>#NOMBRE?</text:p>
          </table:table-cell>
          <table:table-cell table:style-name="ce9" table:formula="of:=divide([.H20];[.C2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4" office:value-type="string">
            <text:p>Czech Republic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9" table:formula="of:=divide([.J21];[.C21])" office:value-type="float" office:value="0">
            <text:p>#NOMBRE?</text:p>
          </table:table-cell>
          <table:table-cell table:style-name="ce9" table:formula="of:=divide([.G21];[.C21])" office:value-type="float" office:value="0">
            <text:p>#NOMBRE?</text:p>
          </table:table-cell>
          <table:table-cell table:style-name="ce9" table:formula="of:=divide([.H21];[.C2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4" office:value-type="string">
            <text:p>Poland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9" table:formula="of:=divide([.J22];[.C22])" office:value-type="float" office:value="0">
            <text:p>#NOMBRE?</text:p>
          </table:table-cell>
          <table:table-cell table:style-name="ce9" table:formula="of:=divide([.G22];[.C22])" office:value-type="float" office:value="0">
            <text:p>#NOMBRE?</text:p>
          </table:table-cell>
          <table:table-cell table:style-name="ce9" table:formula="of:=divide([.H22];[.C2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4" office:value-type="string">
            <text:p>Croat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23];[.C23])" office:value-type="float" office:value="0">
            <text:p>#NOMBRE?</text:p>
          </table:table-cell>
          <table:table-cell table:style-name="ce9" table:formula="of:=divide([.G23];[.C23])" office:value-type="float" office:value="0">
            <text:p>#NOMBRE?</text:p>
          </table:table-cell>
          <table:table-cell table:style-name="ce9" table:formula="of:=divide([.H23];[.C2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4" office:value-type="string">
            <text:p>Angol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24];[.C24])" office:value-type="float" office:value="0">
            <text:p>#NOMBRE?</text:p>
          </table:table-cell>
          <table:table-cell table:style-name="ce9" table:formula="of:=divide([.G24];[.C24])" office:value-type="float" office:value="0">
            <text:p>#NOMBRE?</text:p>
          </table:table-cell>
          <table:table-cell table:style-name="ce9" table:formula="of:=divide([.H24];[.C2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4" office:value-type="string">
            <text:p>Tunis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25];[.C25])" office:value-type="float" office:value="0">
            <text:p>#NOMBRE?</text:p>
          </table:table-cell>
          <table:table-cell table:style-name="ce9" table:formula="of:=divide([.G25];[.C25])" office:value-type="float" office:value="0">
            <text:p>#NOMBRE?</text:p>
          </table:table-cell>
          <table:table-cell table:style-name="ce9" table:formula="of:=divide([.H25];[.C2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4" office:value-type="string">
            <text:p>Ir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9" table:formula="of:=divide([.J26];[.C26])" office:value-type="float" office:value="0">
            <text:p>#NOMBRE?</text:p>
          </table:table-cell>
          <table:table-cell table:style-name="ce9" table:formula="of:=divide([.G26];[.C26])" office:value-type="float" office:value="0">
            <text:p>#NOMBRE?</text:p>
          </table:table-cell>
          <table:table-cell table:style-name="ce9" table:formula="of:=divide([.H26];[.C2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4" office:value-type="string">
            <text:p>United States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9" table:formula="of:=divide([.J27];[.C27])" office:value-type="float" office:value="0">
            <text:p>#NOMBRE?</text:p>
          </table:table-cell>
          <table:table-cell table:style-name="ce9" table:formula="of:=divide([.G27];[.C27])" office:value-type="float" office:value="0">
            <text:p>#NOMBRE?</text:p>
          </table:table-cell>
          <table:table-cell table:style-name="ce9" table:formula="of:=divide([.H27];[.C2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4" office:value-type="string">
            <text:p>Trinidad and Tobago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9" table:formula="of:=divide([.J28];[.C28])" office:value-type="float" office:value="0">
            <text:p>#NOMBRE?</text:p>
          </table:table-cell>
          <table:table-cell table:style-name="ce9" table:formula="of:=divide([.G28];[.C28])" office:value-type="float" office:value="0">
            <text:p>#NOMBRE?</text:p>
          </table:table-cell>
          <table:table-cell table:style-name="ce9" table:formula="of:=divide([.H28];[.C2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4" office:value-type="string">
            <text:p>Jap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1">
            <text:p>1</text:p>
          </table:table-cell>
          <table:table-cell table:style-name="ce9" table:formula="of:=divide([.J29];[.C29])" office:value-type="float" office:value="0">
            <text:p>#NOMBRE?</text:p>
          </table:table-cell>
          <table:table-cell table:style-name="ce9" table:formula="of:=divide([.G29];[.C29])" office:value-type="float" office:value="0">
            <text:p>#NOMBRE?</text:p>
          </table:table-cell>
          <table:table-cell table:style-name="ce9" table:formula="of:=divide([.H29];[.C2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4" office:value-type="string">
            <text:p>Saudi Arab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1">
            <text:p>1</text:p>
          </table:table-cell>
          <table:table-cell table:style-name="ce9" table:formula="of:=divide([.J30];[.C30])" office:value-type="float" office:value="0">
            <text:p>#NOMBRE?</text:p>
          </table:table-cell>
          <table:table-cell table:style-name="ce9" table:formula="of:=divide([.G30];[.C30])" office:value-type="float" office:value="0">
            <text:p>#NOMBRE?</text:p>
          </table:table-cell>
          <table:table-cell table:style-name="ce9" table:formula="of:=divide([.H30];[.C3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0">
            <text:p>30</text:p>
          </table:table-cell>
          <table:table-cell table:style-name="ce4" office:value-type="string">
            <text:p>Togo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0">
            <text:p>0</text:p>
          </table:table-cell>
          <table:table-cell table:style-name="ce9" table:formula="of:=divide([.J31];[.C31])" office:value-type="float" office:value="0">
            <text:p>#NOMBRE?</text:p>
          </table:table-cell>
          <table:table-cell table:style-name="ce9" table:formula="of:=divide([.G31];[.C31])" office:value-type="float" office:value="0">
            <text:p>#NOMBRE?</text:p>
          </table:table-cell>
          <table:table-cell table:style-name="ce9" table:formula="of:=divide([.H31];[.C3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1">
            <text:p>31</text:p>
          </table:table-cell>
          <table:table-cell table:style-name="ce4" office:value-type="string">
            <text:p>Costa Rica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0">
            <text:p>0</text:p>
          </table:table-cell>
          <table:table-cell table:style-name="ce9" table:formula="of:=divide([.J32];[.C32])" office:value-type="float" office:value="0">
            <text:p>#NOMBRE?</text:p>
          </table:table-cell>
          <table:table-cell table:style-name="ce9" table:formula="of:=divide([.G32];[.C32])" office:value-type="float" office:value="0">
            <text:p>#NOMBRE?</text:p>
          </table:table-cell>
          <table:table-cell table:style-name="ce9" table:formula="of:=divide([.H32];[.C3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2">
            <text:p>32</text:p>
          </table:table-cell>
          <table:table-cell table:style-name="ce4" office:value-type="string">
            <text:p>Serbia and Montenegro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0">
            <text:p>0</text:p>
          </table:table-cell>
          <table:table-cell table:style-name="ce9" table:formula="of:=divide([.J33];[.C33])" office:value-type="float" office:value="0">
            <text:p>#NOMBRE?</text:p>
          </table:table-cell>
          <table:table-cell table:style-name="ce9" table:formula="of:=divide([.G33];[.C33])" office:value-type="float" office:value="0">
            <text:p>#NOMBRE?</text:p>
          </table:table-cell>
          <table:table-cell table:style-name="ce9" table:formula="of:=divide([.H33];[.C33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0" table:style-name="ta20" table:print="false">
        <table:table-column table:style-name="co1" table:number-columns-repeated="10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2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Spain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8">
            <text:p>18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Netherlands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2">
            <text:p>12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18">
            <text:p>18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German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">
            <text:p>15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Urugua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">
            <text:p>11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Argentina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2">
            <text:p>12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Brazil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Ghana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Paraguay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Japan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Chile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6">
            <text:p>6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Portugal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United States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England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5">
            <text:p>5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Mexico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South Korea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Slovakia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4" office:value-type="string">
            <text:p>Ivory Coast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9" table:formula="of:=divide([.J18];[.C18])" office:value-type="float" office:value="0">
            <text:p>#NOMBRE?</text:p>
          </table:table-cell>
          <table:table-cell table:style-name="ce9" table:formula="of:=divide([.G18];[.C18])" office:value-type="float" office:value="0">
            <text:p>#NOMBRE?</text:p>
          </table:table-cell>
          <table:table-cell table:style-name="ce9" table:formula="of:=divide([.H18];[.C1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4" office:value-type="string">
            <text:p>Slovenia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19];[.C19])" office:value-type="float" office:value="0">
            <text:p>#NOMBRE?</text:p>
          </table:table-cell>
          <table:table-cell table:style-name="ce9" table:formula="of:=divide([.G19];[.C19])" office:value-type="float" office:value="0">
            <text:p>#NOMBRE?</text:p>
          </table:table-cell>
          <table:table-cell table:style-name="ce9" table:formula="of:=divide([.H19];[.C1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4" office:value-type="string">
            <text:p>Switzerland</text:p>
          </table:table-cell>
          <table:table-cell table:style-name="ce8" office:value-type="float" office:value="3">
            <text:p>3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20];[.C20])" office:value-type="float" office:value="0">
            <text:p>#NOMBRE?</text:p>
          </table:table-cell>
          <table:table-cell table:style-name="ce9" table:formula="of:=divide([.G20];[.C20])" office:value-type="float" office:value="0">
            <text:p>#NOMBRE?</text:p>
          </table:table-cell>
          <table:table-cell table:style-name="ce9" table:formula="of:=divide([.H20];[.C2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4" office:value-type="string">
            <text:p>South Africa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9" table:formula="of:=divide([.J21];[.C21])" office:value-type="float" office:value="0">
            <text:p>#NOMBRE?</text:p>
          </table:table-cell>
          <table:table-cell table:style-name="ce9" table:formula="of:=divide([.G21];[.C21])" office:value-type="float" office:value="0">
            <text:p>#NOMBRE?</text:p>
          </table:table-cell>
          <table:table-cell table:style-name="ce9" table:formula="of:=divide([.H21];[.C2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4" office:value-type="string">
            <text:p>Australia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9" table:formula="of:=divide([.J22];[.C22])" office:value-type="float" office:value="0">
            <text:p>#NOMBRE?</text:p>
          </table:table-cell>
          <table:table-cell table:style-name="ce9" table:formula="of:=divide([.G22];[.C22])" office:value-type="float" office:value="0">
            <text:p>#NOMBRE?</text:p>
          </table:table-cell>
          <table:table-cell table:style-name="ce9" table:formula="of:=divide([.H22];[.C2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4" office:value-type="string">
            <text:p>New Zealand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23];[.C23])" office:value-type="float" office:value="0">
            <text:p>#NOMBRE?</text:p>
          </table:table-cell>
          <table:table-cell table:style-name="ce9" table:formula="of:=divide([.G23];[.C23])" office:value-type="float" office:value="0">
            <text:p>#NOMBRE?</text:p>
          </table:table-cell>
          <table:table-cell table:style-name="ce9" table:formula="of:=divide([.H23];[.C2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4" office:value-type="string">
            <text:p>Serb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9" table:formula="of:=divide([.J24];[.C24])" office:value-type="float" office:value="0">
            <text:p>#NOMBRE?</text:p>
          </table:table-cell>
          <table:table-cell table:style-name="ce9" table:formula="of:=divide([.G24];[.C24])" office:value-type="float" office:value="0">
            <text:p>#NOMBRE?</text:p>
          </table:table-cell>
          <table:table-cell table:style-name="ce9" table:formula="of:=divide([.H24];[.C2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4" office:value-type="string">
            <text:p>Denmark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9" table:formula="of:=divide([.J25];[.C25])" office:value-type="float" office:value="0">
            <text:p>#NOMBRE?</text:p>
          </table:table-cell>
          <table:table-cell table:style-name="ce9" table:formula="of:=divide([.G25];[.C25])" office:value-type="float" office:value="0">
            <text:p>#NOMBRE?</text:p>
          </table:table-cell>
          <table:table-cell table:style-name="ce9" table:formula="of:=divide([.H25];[.C2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4" office:value-type="string">
            <text:p>Greec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9" table:formula="of:=divide([.J26];[.C26])" office:value-type="float" office:value="0">
            <text:p>#NOMBRE?</text:p>
          </table:table-cell>
          <table:table-cell table:style-name="ce9" table:formula="of:=divide([.G26];[.C26])" office:value-type="float" office:value="0">
            <text:p>#NOMBRE?</text:p>
          </table:table-cell>
          <table:table-cell table:style-name="ce9" table:formula="of:=divide([.H26];[.C2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4" office:value-type="string">
            <text:p>Italy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27];[.C27])" office:value-type="float" office:value="0">
            <text:p>#NOMBRE?</text:p>
          </table:table-cell>
          <table:table-cell table:style-name="ce9" table:formula="of:=divide([.G27];[.C27])" office:value-type="float" office:value="0">
            <text:p>#NOMBRE?</text:p>
          </table:table-cell>
          <table:table-cell table:style-name="ce9" table:formula="of:=divide([.H27];[.C2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4" office:value-type="string">
            <text:p>Niger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9" table:formula="of:=divide([.J28];[.C28])" office:value-type="float" office:value="0">
            <text:p>#NOMBRE?</text:p>
          </table:table-cell>
          <table:table-cell table:style-name="ce9" table:formula="of:=divide([.G28];[.C28])" office:value-type="float" office:value="0">
            <text:p>#NOMBRE?</text:p>
          </table:table-cell>
          <table:table-cell table:style-name="ce9" table:formula="of:=divide([.H28];[.C2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4" office:value-type="string">
            <text:p>Alger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9" table:formula="of:=divide([.J29];[.C29])" office:value-type="float" office:value="0">
            <text:p>#NOMBRE?</text:p>
          </table:table-cell>
          <table:table-cell table:style-name="ce9" table:formula="of:=divide([.G29];[.C29])" office:value-type="float" office:value="0">
            <text:p>#NOMBRE?</text:p>
          </table:table-cell>
          <table:table-cell table:style-name="ce9" table:formula="of:=divide([.H29];[.C2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9">
            <text:p>29</text:p>
          </table:table-cell>
          <table:table-cell table:style-name="ce4" office:value-type="string">
            <text:p>Franc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30];[.C30])" office:value-type="float" office:value="0">
            <text:p>#NOMBRE?</text:p>
          </table:table-cell>
          <table:table-cell table:style-name="ce9" table:formula="of:=divide([.G30];[.C30])" office:value-type="float" office:value="0">
            <text:p>#NOMBRE?</text:p>
          </table:table-cell>
          <table:table-cell table:style-name="ce9" table:formula="of:=divide([.H30];[.C3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0">
            <text:p>30</text:p>
          </table:table-cell>
          <table:table-cell table:style-name="ce4" office:value-type="string">
            <text:p>Honduras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31];[.C31])" office:value-type="float" office:value="0">
            <text:p>#NOMBRE?</text:p>
          </table:table-cell>
          <table:table-cell table:style-name="ce9" table:formula="of:=divide([.G31];[.C31])" office:value-type="float" office:value="0">
            <text:p>#NOMBRE?</text:p>
          </table:table-cell>
          <table:table-cell table:style-name="ce9" table:formula="of:=divide([.H31];[.C3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1">
            <text:p>31</text:p>
          </table:table-cell>
          <table:table-cell table:style-name="ce4" office:value-type="string">
            <text:p>Cameroon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0">
            <text:p>0</text:p>
          </table:table-cell>
          <table:table-cell table:style-name="ce9" table:formula="of:=divide([.J32];[.C32])" office:value-type="float" office:value="0">
            <text:p>#NOMBRE?</text:p>
          </table:table-cell>
          <table:table-cell table:style-name="ce9" table:formula="of:=divide([.G32];[.C32])" office:value-type="float" office:value="0">
            <text:p>#NOMBRE?</text:p>
          </table:table-cell>
          <table:table-cell table:style-name="ce9" table:formula="of:=divide([.H32];[.C3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2">
            <text:p>32</text:p>
          </table:table-cell>
          <table:table-cell table:style-name="ce4" office:value-type="string">
            <text:p>North Korea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-11">
            <text:p>-11</text:p>
          </table:table-cell>
          <table:table-cell table:style-name="ce8" office:value-type="float" office:value="0">
            <text:p>0</text:p>
          </table:table-cell>
          <table:table-cell table:style-name="ce9" table:formula="of:=divide([.J33];[.C33])" office:value-type="float" office:value="0">
            <text:p>#NOMBRE?</text:p>
          </table:table-cell>
          <table:table-cell table:style-name="ce9" table:formula="of:=divide([.G33];[.C33])" office:value-type="float" office:value="0">
            <text:p>#NOMBRE?</text:p>
          </table:table-cell>
          <table:table-cell table:style-name="ce9" table:formula="of:=divide([.H33];[.C33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4" table:style-name="ta21" table:print="false"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German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9">
            <text:p>19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Argentina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16">
            <text:p>16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Netherlands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7">
            <text:p>17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Brazil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1">
            <text:p>11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Colombia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2">
            <text:p>12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Belgium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12">
            <text:p>12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France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0">
            <text:p>10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Costa Rica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Chile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Mexico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Switzerland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Uruguay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6">
            <text:p>6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Greece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5">
            <text:p>5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Algeria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United States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Nigeria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4" office:value-type="string">
            <text:p>Ecuador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18];[.C18])" office:value-type="float" office:value="0">
            <text:p>#NOMBRE?</text:p>
          </table:table-cell>
          <table:table-cell table:style-name="ce9" table:formula="of:=divide([.G18];[.C18])" office:value-type="float" office:value="0">
            <text:p>#NOMBRE?</text:p>
          </table:table-cell>
          <table:table-cell table:style-name="ce9" table:formula="of:=divide([.H18];[.C1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4" office:value-type="string">
            <text:p>Portugal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9" table:formula="of:=divide([.J19];[.C19])" office:value-type="float" office:value="0">
            <text:p>#NOMBRE?</text:p>
          </table:table-cell>
          <table:table-cell table:style-name="ce9" table:formula="of:=divide([.G19];[.C19])" office:value-type="float" office:value="0">
            <text:p>#NOMBRE?</text:p>
          </table:table-cell>
          <table:table-cell table:style-name="ce9" table:formula="of:=divide([.H19];[.C1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4" office:value-type="string">
            <text:p>Croat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20];[.C20])" office:value-type="float" office:value="0">
            <text:p>#NOMBRE?</text:p>
          </table:table-cell>
          <table:table-cell table:style-name="ce9" table:formula="of:=divide([.G20];[.C20])" office:value-type="float" office:value="0">
            <text:p>#NOMBRE?</text:p>
          </table:table-cell>
          <table:table-cell table:style-name="ce9" table:formula="of:=divide([.H20];[.C2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4" office:value-type="string">
            <text:p>Bosnia and Herzegovin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21];[.C21])" office:value-type="float" office:value="0">
            <text:p>#NOMBRE?</text:p>
          </table:table-cell>
          <table:table-cell table:style-name="ce9" table:formula="of:=divide([.G21];[.C21])" office:value-type="float" office:value="0">
            <text:p>#NOMBRE?</text:p>
          </table:table-cell>
          <table:table-cell table:style-name="ce9" table:formula="of:=divide([.H21];[.C2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4" office:value-type="string">
            <text:p>Ivory Coast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9" table:formula="of:=divide([.J22];[.C22])" office:value-type="float" office:value="0">
            <text:p>#NOMBRE?</text:p>
          </table:table-cell>
          <table:table-cell table:style-name="ce9" table:formula="of:=divide([.G22];[.C22])" office:value-type="float" office:value="0">
            <text:p>#NOMBRE?</text:p>
          </table:table-cell>
          <table:table-cell table:style-name="ce9" table:formula="of:=divide([.H22];[.C2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4" office:value-type="string">
            <text:p>Italy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9" table:formula="of:=divide([.J23];[.C23])" office:value-type="float" office:value="0">
            <text:p>#NOMBRE?</text:p>
          </table:table-cell>
          <table:table-cell table:style-name="ce9" table:formula="of:=divide([.G23];[.C23])" office:value-type="float" office:value="0">
            <text:p>#NOMBRE?</text:p>
          </table:table-cell>
          <table:table-cell table:style-name="ce9" table:formula="of:=divide([.H23];[.C2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4" office:value-type="string">
            <text:p>Spai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9" table:formula="of:=divide([.J24];[.C24])" office:value-type="float" office:value="0">
            <text:p>#NOMBRE?</text:p>
          </table:table-cell>
          <table:table-cell table:style-name="ce9" table:formula="of:=divide([.G24];[.C24])" office:value-type="float" office:value="0">
            <text:p>#NOMBRE?</text:p>
          </table:table-cell>
          <table:table-cell table:style-name="ce9" table:formula="of:=divide([.H24];[.C2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4" office:value-type="string">
            <text:p>Russ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2">
            <text:p>2</text:p>
          </table:table-cell>
          <table:table-cell table:style-name="ce9" table:formula="of:=divide([.J25];[.C25])" office:value-type="float" office:value="0">
            <text:p>#NOMBRE?</text:p>
          </table:table-cell>
          <table:table-cell table:style-name="ce9" table:formula="of:=divide([.G25];[.C25])" office:value-type="float" office:value="0">
            <text:p>#NOMBRE?</text:p>
          </table:table-cell>
          <table:table-cell table:style-name="ce9" table:formula="of:=divide([.H25];[.C2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4" office:value-type="string">
            <text:p>Ghan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9" table:formula="of:=divide([.J26];[.C26])" office:value-type="float" office:value="0">
            <text:p>#NOMBRE?</text:p>
          </table:table-cell>
          <table:table-cell table:style-name="ce9" table:formula="of:=divide([.G26];[.C26])" office:value-type="float" office:value="0">
            <text:p>#NOMBRE?</text:p>
          </table:table-cell>
          <table:table-cell table:style-name="ce9" table:formula="of:=divide([.H26];[.C2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4" office:value-type="string">
            <text:p>England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9" table:formula="of:=divide([.J27];[.C27])" office:value-type="float" office:value="0">
            <text:p>#NOMBRE?</text:p>
          </table:table-cell>
          <table:table-cell table:style-name="ce9" table:formula="of:=divide([.G27];[.C27])" office:value-type="float" office:value="0">
            <text:p>#NOMBRE?</text:p>
          </table:table-cell>
          <table:table-cell table:style-name="ce9" table:formula="of:=divide([.H27];[.C2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4" office:value-type="string">
            <text:p>South Kore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28];[.C28])" office:value-type="float" office:value="0">
            <text:p>#NOMBRE?</text:p>
          </table:table-cell>
          <table:table-cell table:style-name="ce9" table:formula="of:=divide([.G28];[.C28])" office:value-type="float" office:value="0">
            <text:p>#NOMBRE?</text:p>
          </table:table-cell>
          <table:table-cell table:style-name="ce9" table:formula="of:=divide([.H28];[.C2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4" office:value-type="string">
            <text:p>Ir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29];[.C29])" office:value-type="float" office:value="0">
            <text:p>#NOMBRE?</text:p>
          </table:table-cell>
          <table:table-cell table:style-name="ce9" table:formula="of:=divide([.G29];[.C29])" office:value-type="float" office:value="0">
            <text:p>#NOMBRE?</text:p>
          </table:table-cell>
          <table:table-cell table:style-name="ce9" table:formula="of:=divide([.H29];[.C2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9">
            <text:p>29</text:p>
          </table:table-cell>
          <table:table-cell table:style-name="ce4" office:value-type="string">
            <text:p>Jap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1">
            <text:p>1</text:p>
          </table:table-cell>
          <table:table-cell table:style-name="ce9" table:formula="of:=divide([.J30];[.C30])" office:value-type="float" office:value="0">
            <text:p>#NOMBRE?</text:p>
          </table:table-cell>
          <table:table-cell table:style-name="ce9" table:formula="of:=divide([.G30];[.C30])" office:value-type="float" office:value="0">
            <text:p>#NOMBRE?</text:p>
          </table:table-cell>
          <table:table-cell table:style-name="ce9" table:formula="of:=divide([.H30];[.C3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0">
            <text:p>30</text:p>
          </table:table-cell>
          <table:table-cell table:style-name="ce4" office:value-type="string">
            <text:p>Australia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0">
            <text:p>0</text:p>
          </table:table-cell>
          <table:table-cell table:style-name="ce9" table:formula="of:=divide([.J31];[.C31])" office:value-type="float" office:value="0">
            <text:p>#NOMBRE?</text:p>
          </table:table-cell>
          <table:table-cell table:style-name="ce9" table:formula="of:=divide([.G31];[.C31])" office:value-type="float" office:value="0">
            <text:p>#NOMBRE?</text:p>
          </table:table-cell>
          <table:table-cell table:style-name="ce9" table:formula="of:=divide([.H31];[.C3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1">
            <text:p>31</text:p>
          </table:table-cell>
          <table:table-cell table:style-name="ce4" office:value-type="string">
            <text:p>Honduras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7">
            <text:p>-7</text:p>
          </table:table-cell>
          <table:table-cell table:style-name="ce8" office:value-type="float" office:value="0">
            <text:p>0</text:p>
          </table:table-cell>
          <table:table-cell table:style-name="ce9" table:formula="of:=divide([.J32];[.C32])" office:value-type="float" office:value="0">
            <text:p>#NOMBRE?</text:p>
          </table:table-cell>
          <table:table-cell table:style-name="ce9" table:formula="of:=divide([.G32];[.C32])" office:value-type="float" office:value="0">
            <text:p>#NOMBRE?</text:p>
          </table:table-cell>
          <table:table-cell table:style-name="ce9" table:formula="of:=divide([.H32];[.C3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2">
            <text:p>32</text:p>
          </table:table-cell>
          <table:table-cell table:style-name="ce4" office:value-type="string">
            <text:p>Cameroon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0">
            <text:p>0</text:p>
          </table:table-cell>
          <table:table-cell table:style-name="ce9" table:formula="of:=divide([.J33];[.C33])" office:value-type="float" office:value="0">
            <text:p>#NOMBRE?</text:p>
          </table:table-cell>
          <table:table-cell table:style-name="ce9" table:formula="of:=divide([.G33];[.C33])" office:value-type="float" office:value="0">
            <text:p>#NOMBRE?</text:p>
          </table:table-cell>
          <table:table-cell table:style-name="ce9" table:formula="of:=divide([.H33];[.C33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" table:style-name="ta22" table:print="false"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France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9">
            <text:p>19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Croatia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4">
            <text:p>14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Belgium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8">
            <text:p>18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Englan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0">
            <text:p>10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Uruguay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2">
            <text:p>12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Brazil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Sweden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9">
            <text:p>9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Russia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Colombi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Mexico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6">
            <text:p>6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Denmark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Spain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Portugal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Switzerland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Argentina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Japan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4" office:value-type="string">
            <text:p>Iran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18];[.C18])" office:value-type="float" office:value="0">
            <text:p>#NOMBRE?</text:p>
          </table:table-cell>
          <table:table-cell table:style-name="ce9" table:formula="of:=divide([.G18];[.C18])" office:value-type="float" office:value="0">
            <text:p>#NOMBRE?</text:p>
          </table:table-cell>
          <table:table-cell table:style-name="ce9" table:formula="of:=divide([.H18];[.C1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4" office:value-type="string">
            <text:p>Senegal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19];[.C19])" office:value-type="float" office:value="0">
            <text:p>#NOMBRE?</text:p>
          </table:table-cell>
          <table:table-cell table:style-name="ce9" table:formula="of:=divide([.G19];[.C19])" office:value-type="float" office:value="0">
            <text:p>#NOMBRE?</text:p>
          </table:table-cell>
          <table:table-cell table:style-name="ce9" table:formula="of:=divide([.H19];[.C1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4" office:value-type="string">
            <text:p>Germany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9" table:formula="of:=divide([.J20];[.C20])" office:value-type="float" office:value="0">
            <text:p>#NOMBRE?</text:p>
          </table:table-cell>
          <table:table-cell table:style-name="ce9" table:formula="of:=divide([.G20];[.C20])" office:value-type="float" office:value="0">
            <text:p>#NOMBRE?</text:p>
          </table:table-cell>
          <table:table-cell table:style-name="ce9" table:formula="of:=divide([.H20];[.C2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4" office:value-type="string">
            <text:p>Niger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">
            <text:p>3</text:p>
          </table:table-cell>
          <table:table-cell table:style-name="ce9" table:formula="of:=divide([.J21];[.C21])" office:value-type="float" office:value="0">
            <text:p>#NOMBRE?</text:p>
          </table:table-cell>
          <table:table-cell table:style-name="ce9" table:formula="of:=divide([.G21];[.C21])" office:value-type="float" office:value="0">
            <text:p>#NOMBRE?</text:p>
          </table:table-cell>
          <table:table-cell table:style-name="ce9" table:formula="of:=divide([.H21];[.C2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4" office:value-type="string">
            <text:p>Peru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22];[.C22])" office:value-type="float" office:value="0">
            <text:p>#NOMBRE?</text:p>
          </table:table-cell>
          <table:table-cell table:style-name="ce9" table:formula="of:=divide([.G22];[.C22])" office:value-type="float" office:value="0">
            <text:p>#NOMBRE?</text:p>
          </table:table-cell>
          <table:table-cell table:style-name="ce9" table:formula="of:=divide([.H22];[.C2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4" office:value-type="string">
            <text:p>Poland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9" table:formula="of:=divide([.J23];[.C23])" office:value-type="float" office:value="0">
            <text:p>#NOMBRE?</text:p>
          </table:table-cell>
          <table:table-cell table:style-name="ce9" table:formula="of:=divide([.G23];[.C23])" office:value-type="float" office:value="0">
            <text:p>#NOMBRE?</text:p>
          </table:table-cell>
          <table:table-cell table:style-name="ce9" table:formula="of:=divide([.H23];[.C2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4" office:value-type="string">
            <text:p>Saudi Arab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3">
            <text:p>3</text:p>
          </table:table-cell>
          <table:table-cell table:style-name="ce9" table:formula="of:=divide([.J24];[.C24])" office:value-type="float" office:value="0">
            <text:p>#NOMBRE?</text:p>
          </table:table-cell>
          <table:table-cell table:style-name="ce9" table:formula="of:=divide([.G24];[.C24])" office:value-type="float" office:value="0">
            <text:p>#NOMBRE?</text:p>
          </table:table-cell>
          <table:table-cell table:style-name="ce9" table:formula="of:=divide([.H24];[.C2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4" office:value-type="string">
            <text:p>Serb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9" table:formula="of:=divide([.J25];[.C25])" office:value-type="float" office:value="0">
            <text:p>#NOMBRE?</text:p>
          </table:table-cell>
          <table:table-cell table:style-name="ce9" table:formula="of:=divide([.G25];[.C25])" office:value-type="float" office:value="0">
            <text:p>#NOMBRE?</text:p>
          </table:table-cell>
          <table:table-cell table:style-name="ce9" table:formula="of:=divide([.H25];[.C2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4" office:value-type="string">
            <text:p>South Kore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table:formula="of:=divide([.J26];[.C26])" office:value-type="float" office:value="0">
            <text:p>#NOMBRE?</text:p>
          </table:table-cell>
          <table:table-cell table:style-name="ce9" table:formula="of:=divide([.G26];[.C26])" office:value-type="float" office:value="0">
            <text:p>#NOMBRE?</text:p>
          </table:table-cell>
          <table:table-cell table:style-name="ce9" table:formula="of:=divide([.H26];[.C2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4" office:value-type="string">
            <text:p>Tunis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9" table:formula="of:=divide([.J27];[.C27])" office:value-type="float" office:value="0">
            <text:p>#NOMBRE?</text:p>
          </table:table-cell>
          <table:table-cell table:style-name="ce9" table:formula="of:=divide([.G27];[.C27])" office:value-type="float" office:value="0">
            <text:p>#NOMBRE?</text:p>
          </table:table-cell>
          <table:table-cell table:style-name="ce9" table:formula="of:=divide([.H27];[.C2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4" office:value-type="string">
            <text:p>Austral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28];[.C28])" office:value-type="float" office:value="0">
            <text:p>#NOMBRE?</text:p>
          </table:table-cell>
          <table:table-cell table:style-name="ce9" table:formula="of:=divide([.G28];[.C28])" office:value-type="float" office:value="0">
            <text:p>#NOMBRE?</text:p>
          </table:table-cell>
          <table:table-cell table:style-name="ce9" table:formula="of:=divide([.H28];[.C2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4" office:value-type="string">
            <text:p>Costa Ric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29];[.C29])" office:value-type="float" office:value="0">
            <text:p>#NOMBRE?</text:p>
          </table:table-cell>
          <table:table-cell table:style-name="ce9" table:formula="of:=divide([.G29];[.C29])" office:value-type="float" office:value="0">
            <text:p>#NOMBRE?</text:p>
          </table:table-cell>
          <table:table-cell table:style-name="ce9" table:formula="of:=divide([.H29];[.C2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9">
            <text:p>29</text:p>
          </table:table-cell>
          <table:table-cell table:style-name="ce4" office:value-type="string">
            <text:p>Iceland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30];[.C30])" office:value-type="float" office:value="0">
            <text:p>#NOMBRE?</text:p>
          </table:table-cell>
          <table:table-cell table:style-name="ce9" table:formula="of:=divide([.G30];[.C30])" office:value-type="float" office:value="0">
            <text:p>#NOMBRE?</text:p>
          </table:table-cell>
          <table:table-cell table:style-name="ce9" table:formula="of:=divide([.H30];[.C3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0">
            <text:p>30</text:p>
          </table:table-cell>
          <table:table-cell table:style-name="ce4" office:value-type="string">
            <text:p>Morocco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9" table:formula="of:=divide([.J31];[.C31])" office:value-type="float" office:value="0">
            <text:p>#NOMBRE?</text:p>
          </table:table-cell>
          <table:table-cell table:style-name="ce9" table:formula="of:=divide([.G31];[.C31])" office:value-type="float" office:value="0">
            <text:p>#NOMBRE?</text:p>
          </table:table-cell>
          <table:table-cell table:style-name="ce9" table:formula="of:=divide([.H31];[.C3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1">
            <text:p>31</text:p>
          </table:table-cell>
          <table:table-cell table:style-name="ce4" office:value-type="string">
            <text:p>Egypt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0">
            <text:p>0</text:p>
          </table:table-cell>
          <table:table-cell table:style-name="ce9" table:formula="of:=divide([.J32];[.C32])" office:value-type="float" office:value="0">
            <text:p>#NOMBRE?</text:p>
          </table:table-cell>
          <table:table-cell table:style-name="ce9" table:formula="of:=divide([.G32];[.C32])" office:value-type="float" office:value="0">
            <text:p>#NOMBRE?</text:p>
          </table:table-cell>
          <table:table-cell table:style-name="ce9" table:formula="of:=divide([.H32];[.C3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2">
            <text:p>32</text:p>
          </table:table-cell>
          <table:table-cell table:style-name="ce4" office:value-type="string">
            <text:p>Panama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-9">
            <text:p>-9</text:p>
          </table:table-cell>
          <table:table-cell table:style-name="ce8" office:value-type="float" office:value="0">
            <text:p>0</text:p>
          </table:table-cell>
          <table:table-cell table:style-name="ce9" table:formula="of:=divide([.J33];[.C33])" office:value-type="float" office:value="0">
            <text:p>#NOMBRE?</text:p>
          </table:table-cell>
          <table:table-cell table:style-name="ce9" table:formula="of:=divide([.G33];[.C33])" office:value-type="float" office:value="0">
            <text:p>#NOMBRE?</text:p>
          </table:table-cell>
          <table:table-cell table:style-name="ce9" table:formula="of:=divide([.H33];[.C33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" table:style-name="ta23" table:print="false">
        <table:table-column table:style-name="co1" table:number-columns-repeated="1024" table:default-cell-style-name="Excel_20_Built-in_20_Normal"/>
        <table:table-row table:style-name="ro3">
          <table:table-cell table:style-name="ce4" office:value-type="string">
            <text:p>Position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Games Played</text:p>
          </table:table-cell>
          <table:table-cell table:style-name="ce4" office:value-type="string">
            <text:p>Win</text:p>
          </table:table-cell>
          <table:table-cell table:style-name="ce4" office:value-type="string">
            <text:p>Draw</text:p>
          </table:table-cell>
          <table:table-cell table:style-name="ce4" office:value-type="string">
            <text:p>Loss</text:p>
          </table:table-cell>
          <table:table-cell table:style-name="ce4" office:value-type="string">
            <text:p>Goals For</text:p>
          </table:table-cell>
          <table:table-cell table:style-name="ce4" office:value-type="string">
            <text:p>Goals Against</text:p>
          </table:table-cell>
          <table:table-cell table:style-name="ce4" office:value-type="string">
            <text:p>Goal Difference</text:p>
          </table:table-cell>
          <table:table-cell table:style-name="ce4" office:value-type="string">
            <text:p>Points</text:p>
          </table:table-cell>
          <table:table-cell table:style-name="ce4" office:value-type="string">
            <text:p>Puntos/partidos</text:p>
          </table:table-cell>
          <table:table-cell table:style-name="ce4" office:value-type="string">
            <text:p>goles-for/partidos</text:p>
          </table:table-cell>
          <table:table-cell table:style-name="ce4" office:value-type="string">
            <text:p>goles-aga/partido</text:p>
          </table:table-cell>
          <table:table-cell table:number-columns-repeated="1011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4" office:value-type="string">
            <text:p>Argentina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8">
            <text:p>18</text:p>
          </table:table-cell>
          <table:table-cell table:style-name="ce9" table:formula="of:=divide([.J2];[.C2])" office:value-type="float" office:value="0">
            <text:p>#NOMBRE?</text:p>
          </table:table-cell>
          <table:table-cell table:style-name="ce9" table:formula="of:=divide([.G2];[.C2])" office:value-type="float" office:value="0">
            <text:p>#NOMBRE?</text:p>
          </table:table-cell>
          <table:table-cell table:style-name="ce9" table:formula="of:=divide([.H2];[.C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4" office:value-type="string">
            <text:p>France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number-columns-repeated="2" table:style-name="ce8" office:value-type="float" office:value="8">
            <text:p>8</text:p>
          </table:table-cell>
          <table:table-cell table:style-name="ce8" office:value-type="float" office:value="15">
            <text:p>15</text:p>
          </table:table-cell>
          <table:table-cell table:style-name="ce9" table:formula="of:=divide([.J3];[.C3])" office:value-type="float" office:value="0">
            <text:p>#NOMBRE?</text:p>
          </table:table-cell>
          <table:table-cell table:style-name="ce9" table:formula="of:=divide([.G3];[.C3])" office:value-type="float" office:value="0">
            <text:p>#NOMBRE?</text:p>
          </table:table-cell>
          <table:table-cell table:style-name="ce9" table:formula="of:=divide([.H3];[.C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4" office:value-type="string">
            <text:p>Croatia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4">
            <text:p>14</text:p>
          </table:table-cell>
          <table:table-cell table:style-name="ce9" table:formula="of:=divide([.J4];[.C4])" office:value-type="float" office:value="0">
            <text:p>#NOMBRE?</text:p>
          </table:table-cell>
          <table:table-cell table:style-name="ce9" table:formula="of:=divide([.G4];[.C4])" office:value-type="float" office:value="0">
            <text:p>#NOMBRE?</text:p>
          </table:table-cell>
          <table:table-cell table:style-name="ce9" table:formula="of:=divide([.H4];[.C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4" office:value-type="string">
            <text:p>Morocco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3">
            <text:p>13</text:p>
          </table:table-cell>
          <table:table-cell table:style-name="ce9" table:formula="of:=divide([.J5];[.C5])" office:value-type="float" office:value="0">
            <text:p>#NOMBRE?</text:p>
          </table:table-cell>
          <table:table-cell table:style-name="ce9" table:formula="of:=divide([.G5];[.C5])" office:value-type="float" office:value="0">
            <text:p>#NOMBRE?</text:p>
          </table:table-cell>
          <table:table-cell table:style-name="ce9" table:formula="of:=divide([.H5];[.C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4" office:value-type="string">
            <text:p>England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9" table:formula="of:=divide([.J6];[.C6])" office:value-type="float" office:value="0">
            <text:p>#NOMBRE?</text:p>
          </table:table-cell>
          <table:table-cell table:style-name="ce9" table:formula="of:=divide([.G6];[.C6])" office:value-type="float" office:value="0">
            <text:p>#NOMBRE?</text:p>
          </table:table-cell>
          <table:table-cell table:style-name="ce9" table:formula="of:=divide([.H6];[.C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4" office:value-type="string">
            <text:p>Netherlands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9" table:formula="of:=divide([.J7];[.C7])" office:value-type="float" office:value="0">
            <text:p>#NOMBRE?</text:p>
          </table:table-cell>
          <table:table-cell table:style-name="ce9" table:formula="of:=divide([.G7];[.C7])" office:value-type="float" office:value="0">
            <text:p>#NOMBRE?</text:p>
          </table:table-cell>
          <table:table-cell table:style-name="ce9" table:formula="of:=divide([.H7];[.C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4" office:value-type="string">
            <text:p>Portugal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2">
            <text:p>12</text:p>
          </table:table-cell>
          <table:table-cell table:number-columns-repeated="2"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9" table:formula="of:=divide([.J8];[.C8])" office:value-type="float" office:value="0">
            <text:p>#NOMBRE?</text:p>
          </table:table-cell>
          <table:table-cell table:style-name="ce9" table:formula="of:=divide([.G8];[.C8])" office:value-type="float" office:value="0">
            <text:p>#NOMBRE?</text:p>
          </table:table-cell>
          <table:table-cell table:style-name="ce9" table:formula="of:=divide([.H8];[.C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4" office:value-type="string">
            <text:p>Brazil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table:style-name="ce9" table:formula="of:=divide([.J9];[.C9])" office:value-type="float" office:value="0">
            <text:p>#NOMBRE?</text:p>
          </table:table-cell>
          <table:table-cell table:style-name="ce9" table:formula="of:=divide([.G9];[.C9])" office:value-type="float" office:value="0">
            <text:p>#NOMBRE?</text:p>
          </table:table-cell>
          <table:table-cell table:style-name="ce9" table:formula="of:=divide([.H9];[.C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4" office:value-type="string">
            <text:p>Japan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9" table:formula="of:=divide([.J10];[.C10])" office:value-type="float" office:value="0">
            <text:p>#NOMBRE?</text:p>
          </table:table-cell>
          <table:table-cell table:style-name="ce9" table:formula="of:=divide([.G10];[.C10])" office:value-type="float" office:value="0">
            <text:p>#NOMBRE?</text:p>
          </table:table-cell>
          <table:table-cell table:style-name="ce9" table:formula="of:=divide([.H10];[.C1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4" office:value-type="string">
            <text:p>Senegal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6">
            <text:p>6</text:p>
          </table:table-cell>
          <table:table-cell table:style-name="ce9" table:formula="of:=divide([.J11];[.C11])" office:value-type="float" office:value="0">
            <text:p>#NOMBRE?</text:p>
          </table:table-cell>
          <table:table-cell table:style-name="ce9" table:formula="of:=divide([.G11];[.C11])" office:value-type="float" office:value="0">
            <text:p>#NOMBRE?</text:p>
          </table:table-cell>
          <table:table-cell table:style-name="ce9" table:formula="of:=divide([.H11];[.C1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4" office:value-type="string">
            <text:p>Australi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6">
            <text:p>6</text:p>
          </table:table-cell>
          <table:table-cell table:style-name="ce9" table:formula="of:=divide([.J12];[.C12])" office:value-type="float" office:value="0">
            <text:p>#NOMBRE?</text:p>
          </table:table-cell>
          <table:table-cell table:style-name="ce9" table:formula="of:=divide([.G12];[.C12])" office:value-type="float" office:value="0">
            <text:p>#NOMBRE?</text:p>
          </table:table-cell>
          <table:table-cell table:style-name="ce9" table:formula="of:=divide([.H12];[.C1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4" office:value-type="string">
            <text:p>Switzerland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style-name="ce9" table:formula="of:=divide([.J13];[.C13])" office:value-type="float" office:value="0">
            <text:p>#NOMBRE?</text:p>
          </table:table-cell>
          <table:table-cell table:style-name="ce9" table:formula="of:=divide([.G13];[.C13])" office:value-type="float" office:value="0">
            <text:p>#NOMBRE?</text:p>
          </table:table-cell>
          <table:table-cell table:style-name="ce9" table:formula="of:=divide([.H13];[.C1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4" office:value-type="string">
            <text:p>USA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5">
            <text:p>5</text:p>
          </table:table-cell>
          <table:table-cell table:style-name="ce9" table:formula="of:=divide([.J14];[.C14])" office:value-type="float" office:value="0">
            <text:p>#NOMBRE?</text:p>
          </table:table-cell>
          <table:table-cell table:style-name="ce9" table:formula="of:=divide([.G14];[.C14])" office:value-type="float" office:value="0">
            <text:p>#NOMBRE?</text:p>
          </table:table-cell>
          <table:table-cell table:style-name="ce9" table:formula="of:=divide([.H14];[.C1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4" office:value-type="string">
            <text:p>Spain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9" table:formula="of:=divide([.J15];[.C15])" office:value-type="float" office:value="0">
            <text:p>#NOMBRE?</text:p>
          </table:table-cell>
          <table:table-cell table:style-name="ce9" table:formula="of:=divide([.G15];[.C15])" office:value-type="float" office:value="0">
            <text:p>#NOMBRE?</text:p>
          </table:table-cell>
          <table:table-cell table:style-name="ce9" table:formula="of:=divide([.H15];[.C1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4" office:value-type="string">
            <text:p>Poland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4">
            <text:p>4</text:p>
          </table:table-cell>
          <table:table-cell table:style-name="ce9" table:formula="of:=divide([.J16];[.C16])" office:value-type="float" office:value="0">
            <text:p>#NOMBRE?</text:p>
          </table:table-cell>
          <table:table-cell table:style-name="ce9" table:formula="of:=divide([.G16];[.C16])" office:value-type="float" office:value="0">
            <text:p>#NOMBRE?</text:p>
          </table:table-cell>
          <table:table-cell table:style-name="ce9" table:formula="of:=divide([.H16];[.C1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4" office:value-type="string">
            <text:p>South Korea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4">
            <text:p>4</text:p>
          </table:table-cell>
          <table:table-cell table:style-name="ce9" table:formula="of:=divide([.J17];[.C17])" office:value-type="float" office:value="0">
            <text:p>#NOMBRE?</text:p>
          </table:table-cell>
          <table:table-cell table:style-name="ce9" table:formula="of:=divide([.G17];[.C17])" office:value-type="float" office:value="0">
            <text:p>#NOMBRE?</text:p>
          </table:table-cell>
          <table:table-cell table:style-name="ce9" table:formula="of:=divide([.H17];[.C1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4" office:value-type="string">
            <text:p>Germany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9" table:formula="of:=divide([.J18];[.C18])" office:value-type="float" office:value="0">
            <text:p>#NOMBRE?</text:p>
          </table:table-cell>
          <table:table-cell table:style-name="ce9" table:formula="of:=divide([.G18];[.C18])" office:value-type="float" office:value="0">
            <text:p>#NOMBRE?</text:p>
          </table:table-cell>
          <table:table-cell table:style-name="ce9" table:formula="of:=divide([.H18];[.C1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4" office:value-type="string">
            <text:p>Ecuador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9" table:formula="of:=divide([.J19];[.C19])" office:value-type="float" office:value="0">
            <text:p>#NOMBRE?</text:p>
          </table:table-cell>
          <table:table-cell table:style-name="ce9" table:formula="of:=divide([.G19];[.C19])" office:value-type="float" office:value="0">
            <text:p>#NOMBRE?</text:p>
          </table:table-cell>
          <table:table-cell table:style-name="ce9" table:formula="of:=divide([.H19];[.C1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4" office:value-type="string">
            <text:p>Cameroon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20];[.C20])" office:value-type="float" office:value="0">
            <text:p>#NOMBRE?</text:p>
          </table:table-cell>
          <table:table-cell table:style-name="ce9" table:formula="of:=divide([.G20];[.C20])" office:value-type="float" office:value="0">
            <text:p>#NOMBRE?</text:p>
          </table:table-cell>
          <table:table-cell table:style-name="ce9" table:formula="of:=divide([.H20];[.C2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4" office:value-type="string">
            <text:p>Uruguay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21];[.C21])" office:value-type="float" office:value="0">
            <text:p>#NOMBRE?</text:p>
          </table:table-cell>
          <table:table-cell table:style-name="ce9" table:formula="of:=divide([.G21];[.C21])" office:value-type="float" office:value="0">
            <text:p>#NOMBRE?</text:p>
          </table:table-cell>
          <table:table-cell table:style-name="ce9" table:formula="of:=divide([.H21];[.C2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4" office:value-type="string">
            <text:p>Tunisia</text:p>
          </table:table-cell>
          <table:table-cell table:style-name="ce8" office:value-type="float" office:value="3">
            <text:p>3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9" table:formula="of:=divide([.J22];[.C22])" office:value-type="float" office:value="0">
            <text:p>#NOMBRE?</text:p>
          </table:table-cell>
          <table:table-cell table:style-name="ce9" table:formula="of:=divide([.G22];[.C22])" office:value-type="float" office:value="0">
            <text:p>#NOMBRE?</text:p>
          </table:table-cell>
          <table:table-cell table:style-name="ce9" table:formula="of:=divide([.H22];[.C2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4" office:value-type="string">
            <text:p>Mexico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9" table:formula="of:=divide([.J23];[.C23])" office:value-type="float" office:value="0">
            <text:p>#NOMBRE?</text:p>
          </table:table-cell>
          <table:table-cell table:style-name="ce9" table:formula="of:=divide([.G23];[.C23])" office:value-type="float" office:value="0">
            <text:p>#NOMBRE?</text:p>
          </table:table-cell>
          <table:table-cell table:style-name="ce9" table:formula="of:=divide([.H23];[.C23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4" office:value-type="string">
            <text:p>Belgium</text:p>
          </table:table-cell>
          <table:table-cell table:style-name="ce8" office:value-type="float" office:value="3">
            <text:p>3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9" table:formula="of:=divide([.J24];[.C24])" office:value-type="float" office:value="0">
            <text:p>#NOMBRE?</text:p>
          </table:table-cell>
          <table:table-cell table:style-name="ce9" table:formula="of:=divide([.G24];[.C24])" office:value-type="float" office:value="0">
            <text:p>#NOMBRE?</text:p>
          </table:table-cell>
          <table:table-cell table:style-name="ce9" table:formula="of:=divide([.H24];[.C24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4" office:value-type="string">
            <text:p>Ghan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9" table:formula="of:=divide([.J25];[.C25])" office:value-type="float" office:value="0">
            <text:p>#NOMBRE?</text:p>
          </table:table-cell>
          <table:table-cell table:style-name="ce9" table:formula="of:=divide([.G25];[.C25])" office:value-type="float" office:value="0">
            <text:p>#NOMBRE?</text:p>
          </table:table-cell>
          <table:table-cell table:style-name="ce9" table:formula="of:=divide([.H25];[.C25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4" office:value-type="string">
            <text:p>Saudi Arab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3">
            <text:p>3</text:p>
          </table:table-cell>
          <table:table-cell table:style-name="ce9" table:formula="of:=divide([.J26];[.C26])" office:value-type="float" office:value="0">
            <text:p>#NOMBRE?</text:p>
          </table:table-cell>
          <table:table-cell table:style-name="ce9" table:formula="of:=divide([.G26];[.C26])" office:value-type="float" office:value="0">
            <text:p>#NOMBRE?</text:p>
          </table:table-cell>
          <table:table-cell table:style-name="ce9" table:formula="of:=divide([.H26];[.C26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4" office:value-type="string">
            <text:p>Ir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3">
            <text:p>3</text:p>
          </table:table-cell>
          <table:table-cell table:style-name="ce9" table:formula="of:=divide([.J27];[.C27])" office:value-type="float" office:value="0">
            <text:p>#NOMBRE?</text:p>
          </table:table-cell>
          <table:table-cell table:style-name="ce9" table:formula="of:=divide([.G27];[.C27])" office:value-type="float" office:value="0">
            <text:p>#NOMBRE?</text:p>
          </table:table-cell>
          <table:table-cell table:style-name="ce9" table:formula="of:=divide([.H27];[.C27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4" office:value-type="string">
            <text:p>Costa Ric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-8">
            <text:p>-8</text:p>
          </table:table-cell>
          <table:table-cell table:style-name="ce8" office:value-type="float" office:value="3">
            <text:p>3</text:p>
          </table:table-cell>
          <table:table-cell table:style-name="ce9" table:formula="of:=divide([.J28];[.C28])" office:value-type="float" office:value="0">
            <text:p>#NOMBRE?</text:p>
          </table:table-cell>
          <table:table-cell table:style-name="ce9" table:formula="of:=divide([.G28];[.C28])" office:value-type="float" office:value="0">
            <text:p>#NOMBRE?</text:p>
          </table:table-cell>
          <table:table-cell table:style-name="ce9" table:formula="of:=divide([.H28];[.C28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4" office:value-type="string">
            <text:p>Denmark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9" table:formula="of:=divide([.J29];[.C29])" office:value-type="float" office:value="0">
            <text:p>#NOMBRE?</text:p>
          </table:table-cell>
          <table:table-cell table:style-name="ce9" table:formula="of:=divide([.G29];[.C29])" office:value-type="float" office:value="0">
            <text:p>#NOMBRE?</text:p>
          </table:table-cell>
          <table:table-cell table:style-name="ce9" table:formula="of:=divide([.H29];[.C29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29">
            <text:p>29</text:p>
          </table:table-cell>
          <table:table-cell table:style-name="ce4" office:value-type="string">
            <text:p>Serbia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-3">
            <text:p>-3</text:p>
          </table:table-cell>
          <table:table-cell table:style-name="ce8" office:value-type="float" office:value="1">
            <text:p>1</text:p>
          </table:table-cell>
          <table:table-cell table:style-name="ce9" table:formula="of:=divide([.J30];[.C30])" office:value-type="float" office:value="0">
            <text:p>#NOMBRE?</text:p>
          </table:table-cell>
          <table:table-cell table:style-name="ce9" table:formula="of:=divide([.G30];[.C30])" office:value-type="float" office:value="0">
            <text:p>#NOMBRE?</text:p>
          </table:table-cell>
          <table:table-cell table:style-name="ce9" table:formula="of:=divide([.H30];[.C30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0">
            <text:p>30</text:p>
          </table:table-cell>
          <table:table-cell table:style-name="ce4" office:value-type="string">
            <text:p>Wales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1">
            <text:p>1</text:p>
          </table:table-cell>
          <table:table-cell table:style-name="ce9" table:formula="of:=divide([.J31];[.C31])" office:value-type="float" office:value="0">
            <text:p>#NOMBRE?</text:p>
          </table:table-cell>
          <table:table-cell table:style-name="ce9" table:formula="of:=divide([.G31];[.C31])" office:value-type="float" office:value="0">
            <text:p>#NOMBRE?</text:p>
          </table:table-cell>
          <table:table-cell table:style-name="ce9" table:formula="of:=divide([.H31];[.C31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1">
            <text:p>31</text:p>
          </table:table-cell>
          <table:table-cell table:style-name="ce4" office:value-type="string">
            <text:p>Canada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5">
            <text:p>-5</text:p>
          </table:table-cell>
          <table:table-cell table:style-name="ce8" office:value-type="float" office:value="0">
            <text:p>0</text:p>
          </table:table-cell>
          <table:table-cell table:style-name="ce9" table:formula="of:=divide([.J32];[.C32])" office:value-type="float" office:value="0">
            <text:p>#NOMBRE?</text:p>
          </table:table-cell>
          <table:table-cell table:style-name="ce9" table:formula="of:=divide([.G32];[.C32])" office:value-type="float" office:value="0">
            <text:p>#NOMBRE?</text:p>
          </table:table-cell>
          <table:table-cell table:style-name="ce9" table:formula="of:=divide([.H32];[.C32])" office:value-type="float" office:value="0">
            <text:p>#NOMBRE?</text:p>
          </table:table-cell>
          <table:table-cell table:number-columns-repeated="1011"/>
        </table:table-row>
        <table:table-row table:style-name="ro3">
          <table:table-cell table:style-name="ce8" office:value-type="float" office:value="32">
            <text:p>32</text:p>
          </table:table-cell>
          <table:table-cell table:style-name="ce4" office:value-type="string">
            <text:p>Qatar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-6">
            <text:p>-6</text:p>
          </table:table-cell>
          <table:table-cell table:style-name="ce8" office:value-type="float" office:value="0">
            <text:p>0</text:p>
          </table:table-cell>
          <table:table-cell table:style-name="ce9" table:formula="of:=divide([.J33];[.C33])" office:value-type="float" office:value="0">
            <text:p>#NOMBRE?</text:p>
          </table:table-cell>
          <table:table-cell table:style-name="ce9" table:formula="of:=divide([.G33];[.C33])" office:value-type="float" office:value="0">
            <text:p>#NOMBRE?</text:p>
          </table:table-cell>
          <table:table-cell table:style-name="ce9" table:formula="of:=divide([.H33];[.C33])" office:value-type="float" office:value="0">
            <text:p>#NOMBRE?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men fifa word cup" table:style-name="ta24" table:print="false">
        <office:forms form:automatic-focus="false" form:apply-design-mode="false"/>
        <table:table-column table:style-name="co1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3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15" table:default-cell-style-name="Excel_20_Built-in_20_Normal"/>
        <table:table-row table:style-name="ro3">
          <table:table-cell table:style-name="ce4" office:value-type="string">
            <text:p>YEAR</text:p>
          </table:table-cell>
          <table:table-cell table:style-name="ce4" office:value-type="string">
            <text:p>HOST</text:p>
          </table:table-cell>
          <table:table-cell table:style-name="ce4" office:value-type="string">
            <text:p>CHAMPION</text:p>
          </table:table-cell>
          <table:table-cell table:style-name="ce4" office:value-type="string">
            <text:p>RUNNER UP</text:p>
          </table:table-cell>
          <table:table-cell table:style-name="ce4" office:value-type="string">
            <text:p>THIRD PLACE</text:p>
          </table:table-cell>
          <table:table-cell table:style-name="ce4" office:value-type="string">
            <text:p>TEAMS</text:p>
          </table:table-cell>
          <table:table-cell table:style-name="ce4" office:value-type="string">
            <text:p>MATCHES PLAYED</text:p>
          </table:table-cell>
          <table:table-cell table:style-name="ce4" office:value-type="string">
            <text:p>GOALS SCORED</text:p>
          </table:table-cell>
          <table:table-cell table:style-name="ce4" office:value-type="string">
            <text:p>AVG GOALS PER GAME</text:p>
          </table:table-cell>
          <table:table-cell table:number-columns-repeated="1015"/>
        </table:table-row>
        <table:table-row table:style-name="ro3">
          <table:table-cell table:style-name="ce8" office:value-type="float" office:value="1930">
            <text:p>1930</text:p>
          </table:table-cell>
          <table:table-cell table:number-columns-repeated="2" table:style-name="ce4" office:value-type="string">
            <text:p>Uruguay</text:p>
          </table:table-cell>
          <table:table-cell table:style-name="ce4" office:value-type="string">
            <text:p>Argentina</text:p>
          </table:table-cell>
          <table:table-cell table:style-name="ce4" office:value-type="string">
            <text:p>United States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3.6">
            <text:p>3,6</text:p>
          </table:table-cell>
          <table:table-cell table:number-columns-repeated="1015"/>
        </table:table-row>
        <table:table-row table:style-name="ro3">
          <table:table-cell table:style-name="ce8" office:value-type="float" office:value="1934">
            <text:p>1934</text:p>
          </table:table-cell>
          <table:table-cell table:number-columns-repeated="2" table:style-name="ce4" office:value-type="string">
            <text:p>Italy</text:p>
          </table:table-cell>
          <table:table-cell table:style-name="ce4" office:value-type="string">
            <text:p>Czechoslovakia</text:p>
          </table:table-cell>
          <table:table-cell table:style-name="ce4" office:value-type="string">
            <text:p>Germany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4.1">
            <text:p>4,1</text:p>
          </table:table-cell>
          <table:table-cell table:number-columns-repeated="1015"/>
        </table:table-row>
        <table:table-row table:style-name="ro3">
          <table:table-cell table:style-name="ce8" office:value-type="float" office:value="1938">
            <text:p>1938</text:p>
          </table:table-cell>
          <table:table-cell table:style-name="ce4" office:value-type="string">
            <text:p>France</text:p>
          </table:table-cell>
          <table:table-cell table:style-name="ce4" office:value-type="string">
            <text:p>Italy</text:p>
          </table:table-cell>
          <table:table-cell table:style-name="ce4" office:value-type="string">
            <text:p>Hungary</text:p>
          </table:table-cell>
          <table:table-cell table:style-name="ce4" office:value-type="string">
            <text:p>Brazil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4.7">
            <text:p>4,7</text:p>
          </table:table-cell>
          <table:table-cell table:number-columns-repeated="1015"/>
        </table:table-row>
        <table:table-row table:style-name="ro3">
          <table:table-cell table:style-name="ce8" office:value-type="float" office:value="1950">
            <text:p>1950</text:p>
          </table:table-cell>
          <table:table-cell table:style-name="ce4" office:value-type="string">
            <text:p>Brazil</text:p>
          </table:table-cell>
          <table:table-cell table:style-name="ce4" office:value-type="string">
            <text:p>Uruguay</text:p>
          </table:table-cell>
          <table:table-cell table:style-name="ce4" office:value-type="string">
            <text:p>Brazil</text:p>
          </table:table-cell>
          <table:table-cell table:style-name="ce4" office:value-type="string">
            <text:p>Sweden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4">
            <text:p>4</text:p>
          </table:table-cell>
          <table:table-cell table:number-columns-repeated="1015"/>
        </table:table-row>
        <table:table-row table:style-name="ro3">
          <table:table-cell table:style-name="ce8" office:value-type="float" office:value="1954">
            <text:p>1954</text:p>
          </table:table-cell>
          <table:table-cell table:style-name="ce4" office:value-type="string">
            <text:p>Switzerland</text:p>
          </table:table-cell>
          <table:table-cell table:style-name="ce4" office:value-type="string">
            <text:p>West Germany</text:p>
          </table:table-cell>
          <table:table-cell table:style-name="ce4" office:value-type="string">
            <text:p>Hungary</text:p>
          </table:table-cell>
          <table:table-cell table:style-name="ce4" office:value-type="string">
            <text:p>Austria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5.4">
            <text:p>5,4</text:p>
          </table:table-cell>
          <table:table-cell table:number-columns-repeated="1015"/>
        </table:table-row>
        <table:table-row table:style-name="ro3">
          <table:table-cell table:style-name="ce8" office:value-type="float" office:value="1958">
            <text:p>1958</text:p>
          </table:table-cell>
          <table:table-cell table:style-name="ce4" office:value-type="string">
            <text:p>Sweden</text:p>
          </table:table-cell>
          <table:table-cell table:style-name="ce4" office:value-type="string">
            <text:p>Brazil</text:p>
          </table:table-cell>
          <table:table-cell table:style-name="ce4" office:value-type="string">
            <text:p>Sweden</text:p>
          </table:table-cell>
          <table:table-cell table:style-name="ce4" office:value-type="string">
            <text:p>France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3.6">
            <text:p>3,6</text:p>
          </table:table-cell>
          <table:table-cell table:number-columns-repeated="1015"/>
        </table:table-row>
        <table:table-row table:style-name="ro3">
          <table:table-cell table:style-name="ce8" office:value-type="float" office:value="1962">
            <text:p>1962</text:p>
          </table:table-cell>
          <table:table-cell table:style-name="ce4" office:value-type="string">
            <text:p>Chile</text:p>
          </table:table-cell>
          <table:table-cell table:style-name="ce4" office:value-type="string">
            <text:p>Brazil</text:p>
          </table:table-cell>
          <table:table-cell table:style-name="ce4" office:value-type="string">
            <text:p>Czechoslovakia</text:p>
          </table:table-cell>
          <table:table-cell table:style-name="ce4" office:value-type="string">
            <text:p>Chile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2.8">
            <text:p>2,8</text:p>
          </table:table-cell>
          <table:table-cell table:number-columns-repeated="1015"/>
        </table:table-row>
        <table:table-row table:style-name="ro3">
          <table:table-cell table:style-name="ce8" office:value-type="float" office:value="1966">
            <text:p>1966</text:p>
          </table:table-cell>
          <table:table-cell table:number-columns-repeated="2" table:style-name="ce4" office:value-type="string">
            <text:p>England</text:p>
          </table:table-cell>
          <table:table-cell table:style-name="ce4" office:value-type="string">
            <text:p>West Germany</text:p>
          </table:table-cell>
          <table:table-cell table:style-name="ce4" office:value-type="string">
            <text:p>Portugal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2.8">
            <text:p>2,8</text:p>
          </table:table-cell>
          <table:table-cell table:number-columns-repeated="1015"/>
        </table:table-row>
        <table:table-row table:style-name="ro3">
          <table:table-cell table:style-name="ce8" office:value-type="float" office:value="1970">
            <text:p>1970</text:p>
          </table:table-cell>
          <table:table-cell table:style-name="ce4" office:value-type="string">
            <text:p>Mexico</text:p>
          </table:table-cell>
          <table:table-cell table:style-name="ce4" office:value-type="string">
            <text:p>Brazil</text:p>
          </table:table-cell>
          <table:table-cell table:style-name="ce4" office:value-type="string">
            <text:p>Italy</text:p>
          </table:table-cell>
          <table:table-cell table:style-name="ce4" office:value-type="string">
            <text:p>West Germany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style-name="ce8" office:value-type="float" office:value="1974">
            <text:p>1974</text:p>
          </table:table-cell>
          <table:table-cell table:number-columns-repeated="2" table:style-name="ce4" office:value-type="string">
            <text:p>West Germany</text:p>
          </table:table-cell>
          <table:table-cell table:style-name="ce4" office:value-type="string">
            <text:p>Netherlands</text:p>
          </table:table-cell>
          <table:table-cell table:style-name="ce4" office:value-type="string">
            <text:p>Poland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2.6">
            <text:p>2,6</text:p>
          </table:table-cell>
          <table:table-cell table:number-columns-repeated="1015"/>
        </table:table-row>
        <table:table-row table:style-name="ro3">
          <table:table-cell table:style-name="ce8" office:value-type="float" office:value="1978">
            <text:p>1978</text:p>
          </table:table-cell>
          <table:table-cell table:number-columns-repeated="2" table:style-name="ce4" office:value-type="string">
            <text:p>Argentina</text:p>
          </table:table-cell>
          <table:table-cell table:style-name="ce4" office:value-type="string">
            <text:p>Netherlands</text:p>
          </table:table-cell>
          <table:table-cell table:style-name="ce4" office:value-type="string">
            <text:p>Brazil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2.7">
            <text:p>2,7</text:p>
          </table:table-cell>
          <table:table-cell table:number-columns-repeated="1015"/>
        </table:table-row>
        <table:table-row table:style-name="ro3">
          <table:table-cell table:style-name="ce8" office:value-type="float" office:value="1982">
            <text:p>1982</text:p>
          </table:table-cell>
          <table:table-cell table:style-name="ce4" office:value-type="string">
            <text:p>Spain</text:p>
          </table:table-cell>
          <table:table-cell table:style-name="ce4" office:value-type="string">
            <text:p>Italy</text:p>
          </table:table-cell>
          <table:table-cell table:style-name="ce4" office:value-type="string">
            <text:p>West Germany</text:p>
          </table:table-cell>
          <table:table-cell table:style-name="ce4" office:value-type="string">
            <text:p>Poland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2.8">
            <text:p>2,8</text:p>
          </table:table-cell>
          <table:table-cell table:number-columns-repeated="1015"/>
        </table:table-row>
        <table:table-row table:style-name="ro3">
          <table:table-cell table:style-name="ce8" office:value-type="float" office:value="1986">
            <text:p>1986</text:p>
          </table:table-cell>
          <table:table-cell table:style-name="ce4" office:value-type="string">
            <text:p>Mexico</text:p>
          </table:table-cell>
          <table:table-cell table:style-name="ce4" office:value-type="string">
            <text:p>Argentina</text:p>
          </table:table-cell>
          <table:table-cell table:style-name="ce4" office:value-type="string">
            <text:p>West Germany</text:p>
          </table:table-cell>
          <table:table-cell table:style-name="ce4" office:value-type="string">
            <text:p>France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2.5">
            <text:p>2,5</text:p>
          </table:table-cell>
          <table:table-cell table:number-columns-repeated="1015"/>
        </table:table-row>
        <table:table-row table:style-name="ro3">
          <table:table-cell table:style-name="ce8" office:value-type="float" office:value="1990">
            <text:p>1990</text:p>
          </table:table-cell>
          <table:table-cell table:style-name="ce4" office:value-type="string">
            <text:p>Italy</text:p>
          </table:table-cell>
          <table:table-cell table:style-name="ce4" office:value-type="string">
            <text:p>West Germany</text:p>
          </table:table-cell>
          <table:table-cell table:style-name="ce4" office:value-type="string">
            <text:p>Argentina</text:p>
          </table:table-cell>
          <table:table-cell table:style-name="ce4" office:value-type="string">
            <text:p>Italy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2.2">
            <text:p>2,2</text:p>
          </table:table-cell>
          <table:table-cell table:number-columns-repeated="1015"/>
        </table:table-row>
        <table:table-row table:style-name="ro3">
          <table:table-cell table:style-name="ce8" office:value-type="float" office:value="1994">
            <text:p>1994</text:p>
          </table:table-cell>
          <table:table-cell table:style-name="ce4" office:value-type="string">
            <text:p>United States</text:p>
          </table:table-cell>
          <table:table-cell table:style-name="ce4" office:value-type="string">
            <text:p>Brazil</text:p>
          </table:table-cell>
          <table:table-cell table:style-name="ce4" office:value-type="string">
            <text:p>Italy</text:p>
          </table:table-cell>
          <table:table-cell table:style-name="ce4" office:value-type="string">
            <text:p>Sweden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2.7">
            <text:p>2,7</text:p>
          </table:table-cell>
          <table:table-cell table:number-columns-repeated="1015"/>
        </table:table-row>
        <table:table-row table:style-name="ro3">
          <table:table-cell table:style-name="ce8" office:value-type="float" office:value="1998">
            <text:p>1998</text:p>
          </table:table-cell>
          <table:table-cell table:number-columns-repeated="2" table:style-name="ce4" office:value-type="string">
            <text:p>France</text:p>
          </table:table-cell>
          <table:table-cell table:style-name="ce4" office:value-type="string">
            <text:p>Brazil</text:p>
          </table:table-cell>
          <table:table-cell table:style-name="ce4" office:value-type="string">
            <text:p>Croatia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2.7">
            <text:p>2,7</text:p>
          </table:table-cell>
          <table:table-cell table:number-columns-repeated="1015"/>
        </table:table-row>
        <table:table-row table:style-name="ro3">
          <table:table-cell table:style-name="ce8" office:value-type="float" office:value="2002">
            <text:p>2002</text:p>
          </table:table-cell>
          <table:table-cell table:style-name="ce4" office:value-type="string">
            <text:p>South Korea, Japan</text:p>
          </table:table-cell>
          <table:table-cell table:style-name="ce4" office:value-type="string">
            <text:p>Brazil</text:p>
          </table:table-cell>
          <table:table-cell table:style-name="ce4" office:value-type="string">
            <text:p>Germany</text:p>
          </table:table-cell>
          <table:table-cell table:style-name="ce4" office:value-type="string">
            <text:p>Turkey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2.5">
            <text:p>2,5</text:p>
          </table:table-cell>
          <table:table-cell table:number-columns-repeated="1015"/>
        </table:table-row>
        <table:table-row table:style-name="ro3">
          <table:table-cell table:style-name="ce8" office:value-type="float" office:value="2006">
            <text:p>2006</text:p>
          </table:table-cell>
          <table:table-cell table:style-name="ce4" office:value-type="string">
            <text:p>Germany</text:p>
          </table:table-cell>
          <table:table-cell table:style-name="ce4" office:value-type="string">
            <text:p>Italy</text:p>
          </table:table-cell>
          <table:table-cell table:style-name="ce4" office:value-type="string">
            <text:p>France</text:p>
          </table:table-cell>
          <table:table-cell table:style-name="ce4" office:value-type="string">
            <text:p>Germany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2.3">
            <text:p>2,3</text:p>
          </table:table-cell>
          <table:table-cell table:number-columns-repeated="1015"/>
        </table:table-row>
        <table:table-row table:style-name="ro3">
          <table:table-cell table:style-name="ce8" office:value-type="float" office:value="2010">
            <text:p>2010</text:p>
          </table:table-cell>
          <table:table-cell table:style-name="ce4" office:value-type="string">
            <text:p>South Africa</text:p>
          </table:table-cell>
          <table:table-cell table:style-name="ce4" office:value-type="string">
            <text:p>Spain</text:p>
          </table:table-cell>
          <table:table-cell table:style-name="ce4" office:value-type="string">
            <text:p>Netherlands</text:p>
          </table:table-cell>
          <table:table-cell table:style-name="ce4" office:value-type="string">
            <text:p>Germany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2.3">
            <text:p>2,3</text:p>
          </table:table-cell>
          <table:table-cell table:number-columns-repeated="1015"/>
        </table:table-row>
        <table:table-row table:style-name="ro3">
          <table:table-cell table:style-name="ce8" office:value-type="float" office:value="2014">
            <text:p>2014</text:p>
          </table:table-cell>
          <table:table-cell table:style-name="ce4" office:value-type="string">
            <text:p>Brazil</text:p>
          </table:table-cell>
          <table:table-cell table:style-name="ce4" office:value-type="string">
            <text:p>Germany</text:p>
          </table:table-cell>
          <table:table-cell table:style-name="ce4" office:value-type="string">
            <text:p>Argentina</text:p>
          </table:table-cell>
          <table:table-cell table:style-name="ce4" office:value-type="string">
            <text:p>Netherlands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2.7">
            <text:p>2,7</text:p>
          </table:table-cell>
          <table:table-cell table:number-columns-repeated="1015"/>
        </table:table-row>
        <table:table-row table:style-name="ro3">
          <table:table-cell table:style-name="ce8" office:value-type="float" office:value="2018">
            <text:p>2018</text:p>
          </table:table-cell>
          <table:table-cell table:style-name="ce4" office:value-type="string">
            <text:p>Russia</text:p>
          </table:table-cell>
          <table:table-cell table:style-name="ce4" office:value-type="string">
            <text:p>France</text:p>
          </table:table-cell>
          <table:table-cell table:style-name="ce4" office:value-type="string">
            <text:p>Croatia</text:p>
          </table:table-cell>
          <table:table-cell table:style-name="ce4" office:value-type="string">
            <text:p>Belgium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2.6">
            <text:p>2,6</text:p>
          </table:table-cell>
          <table:table-cell table:number-columns-repeated="1015"/>
        </table:table-row>
        <table:table-row table:style-name="ro3">
          <table:table-cell table:style-name="ce8" office:value-type="float" office:value="2022">
            <text:p>2022</text:p>
          </table:table-cell>
          <table:table-cell table:style-name="ce4" office:value-type="string">
            <text:p>Qatar</text:p>
          </table:table-cell>
          <table:table-cell table:style-name="ce4" office:value-type="string">
            <text:p>Argentina</text:p>
          </table:table-cell>
          <table:table-cell table:style-name="ce4" office:value-type="string">
            <text:p>France</text:p>
          </table:table-cell>
          <table:table-cell table:style-name="ce4" office:value-type="string">
            <text:p>Croatia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2.7">
            <text:p>2,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 table:style-name="ce4" office:value-type="string">
            <text:p><text:s/></text:p>
          </table:table-cell>
          <table:table-cell table:number-columns-repeated="1022"/>
        </table:table-row>
        <table:table-row table:style-name="ro3" table:number-rows-repeated="22">
          <table:table-cell table:style-name="ce4"/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YADXm3pZ1HU 0&quot;" svg:font-family="'&quot;YADXm3pZ1HU 0&quot;'" style:font-pitch="variable"/>
    <style:font-face style:name="Arial1" svg:font-family="Arial" style:font-pitch="variable"/>
    <style:font-face style:name="Inconsolata" svg:font-family="Inconsolat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6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6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08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09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UY">
      <number:day number:style="long"/>
      <number:text>-</number:text>
      <number:month number:textual="true"/>
    </number:date-style>
    <number:date-style style:name="N8112" number:language="es" number:country="UY">
      <number:month number:textual="true"/>
      <number:text>-</number:text>
      <number:year/>
    </number:date-style>
    <number:date-style style:name="N8113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UY">
      <number:number number:decimal-places="0" number:min-integer-digits="1" number:grouping="true"/>
      <number:text> </number:text>
    </number:number-style>
    <number:number-style style:name="N8114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UY">
      <number:number number:decimal-places="0" number:min-integer-digits="1" number:grouping="true"/>
      <number:text> </number:text>
    </number:number-style>
    <number:number-style style:name="N8115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UY">
      <number:number number:decimal-places="2" number:min-integer-digits="1" number:grouping="true"/>
      <number:text> </number:text>
    </number:number-style>
    <number:number-style style:name="N8116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UY">
      <number:number number:decimal-places="2" number:min-integer-digits="1" number:grouping="true"/>
      <number:text> </number:text>
    </number:number-style>
    <number:number-style style:name="N8117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UY">
      <number:text> - </number:text>
    </number:number-style>
    <number:text-style style:name="N8118" number:language="es" number:country="UY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19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19P2" style:volatile="true" number:language="es" number:country="UY">
      <number:text> $U - </number:text>
    </number:number-style>
    <number:text-style style:name="N8119" number:language="es" number:country="UY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UY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20" number:language="es" number:country="UY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21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21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21" number:language="es" number:country="UY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UY">
      <number:minutes number:style="long"/>
      <number:text>:</number:text>
      <number:seconds number:style="long"/>
    </number:time-style>
    <number:time-style style:name="N8123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UY">
      <number:minutes number:style="long"/>
      <number:text>:</number:text>
      <number:seconds number:style="long" number:decimal-places="1"/>
    </number:time-style>
    <number:number-style style:name="N8125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8">28/04/2023</text:date>, <text:time>19:25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esentación_20_" style:display-name="PageStyle_Presenta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0" style:display-name="PageStyle_19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4" style:display-name="PageStyle_19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8" style:display-name="PageStyle_193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0" style:display-name="PageStyle_19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4" style:display-name="PageStyle_195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8" style:display-name="PageStyle_19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2" style:display-name="PageStyle_19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6" style:display-name="PageStyle_196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0" style:display-name="PageStyle_19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8" style:display-name="PageStyle_197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4" style:display-name="PageStyle_197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2" style:display-name="PageStyle_198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6" style:display-name="PageStyle_198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0" style:display-name="PageStyle_199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4" style:display-name="PageStyle_199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8" style:display-name="PageStyle_199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2" style:display-name="PageStyle_20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6" style:display-name="PageStyle_20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0" style:display-name="PageStyle_20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4" style:display-name="PageStyle_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" style:display-name="PageStyle_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" style:display-name="PageStyle_20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n_20_fifa_20_word_20_cup" style:display-name="PageStyle_Resumen fifa word cu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28T19:25:22.16</dc:date>
    <meta:document-statistic meta:table-count="24" meta:cell-count="6859" meta:object-count="0"/>
    <meta:generator>OpenOffice/4.1.14$Win32 OpenOffice.org_project/4114m1$Build-9811</meta:generator>
  </office:meta>
</office:document-meta>
</file>